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adornments="Bold" style:font-family-generic="swiss"/>
    <style:font-face style:name="Arial2" svg:font-family="Arial" style:font-adornments="Regular" style:font-family-generic="swis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style:rel-width="100%" table:align="center"/>
    </style:style>
    <style:style style:name="Table1.A" style:family="table-column">
      <style:table-column-properties style:column-width="1.4444in" style:rel-column-width="14563*"/>
    </style:style>
    <style:style style:name="Table1.B" style:family="table-column">
      <style:table-column-properties style:column-width="2.0465in" style:rel-column-width="20631*"/>
    </style:style>
    <style:style style:name="Table1.C" style:family="table-column">
      <style:table-column-properties style:column-width="3.009in" style:rel-column-width="30340*"/>
    </style:style>
    <style:style style:name="Table1.A1" style:family="table-cell">
      <style:table-cell-properties fo:padding="0in" fo:border="none"/>
    </style:style>
    <style:style style:name="P1" style:family="paragraph" style:parent-style-name="Contents_20_1">
      <style:paragraph-properties>
        <style:tab-stops>
          <style:tab-stop style:position="6.4992in" style:type="right" style:leader-style="dotted" style:leader-text="."/>
        </style:tab-stops>
      </style:paragraph-properties>
    </style:style>
    <style:style style:name="P2" style:family="paragraph" style:parent-style-name="Contents_20_2">
      <style:paragraph-properties>
        <style:tab-stops>
          <style:tab-stop style:position="6.3028in" style:type="right" style:leader-style="dotted" style:leader-text="."/>
        </style:tab-stops>
      </style:paragraph-properties>
    </style:style>
    <style:style style:name="P3" style:family="paragraph" style:parent-style-name="Contents_20_3">
      <style:paragraph-properties>
        <style:tab-stops>
          <style:tab-stop style:position="6.1055in" style:type="right" style:leader-style="dotted" style:leader-text="."/>
        </style:tab-stops>
      </style:paragraph-properties>
    </style:style>
    <style:style style:name="P4" style:family="paragraph" style:parent-style-name="Figure_20_Index_20_Heading">
      <style:paragraph-properties fo:break-before="page"/>
    </style:style>
    <style:style style:name="P5" style:family="paragraph" style:parent-style-name="Standard">
      <style:paragraph-properties fo:break-before="page"/>
    </style:style>
    <style:style style:name="P6" style:family="paragraph" style:parent-style-name="Heading_20_1">
      <style:paragraph-properties fo:break-before="page"/>
    </style:style>
    <style:style style:name="P7" style:family="paragraph" style:parent-style-name="First_20_paragraph">
      <style:paragraph-properties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Heading_20_1" style:list-style-name="">
      <style:paragraph-properties fo:text-align="center" style:justify-single-word="false"/>
    </style:style>
    <style:style style:name="P10" style:family="paragraph" style:parent-style-name="First_20_paragraph">
      <style:text-properties officeooo:paragraph-rsid="001258cf"/>
    </style:style>
    <style:style style:name="P11" style:family="paragraph" style:parent-style-name="Anexos">
      <style:paragraph-properties fo:break-before="page"/>
    </style:style>
    <style:style style:name="P12" style:family="paragraph" style:parent-style-name="Anexos">
      <style:paragraph-properties fo:break-before="page"/>
      <style:text-properties officeooo:paragraph-rsid="00154dbe"/>
    </style:style>
    <style:style style:name="P13" style:family="paragraph" style:parent-style-name="Heading_20_2" style:list-style-name=""/>
    <style:style style:name="P14" style:family="paragraph" style:parent-style-name="First_20_paragraph">
      <style:text-properties officeooo:paragraph-rsid="00154dbe"/>
    </style:style>
    <style:style style:name="P15" style:family="paragraph" style:parent-style-name="Text_20_body">
      <style:text-properties officeooo:paragraph-rsid="00154dbe"/>
    </style:style>
    <style:style style:name="T1" style:family="text">
      <style:text-properties officeooo:rsid="000c5d78"/>
    </style:style>
    <style:style style:name="T2" style:family="text">
      <style:text-properties officeooo:rsid="000d5bd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54db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index-title-template text:style-name="Contents_20_Heading">I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DICE DE CONTENIDOS</text:p>
          </text:index-title>
          <text:p text:style-name="P1"><text:a xlink:type="simple" xlink:href="#__RefHeading___Toc1853_1769103403" office:name="INTRODUCCIÓN" text:style-name="Index_20_Link" text:visited-style-name="Index_20_Link">1 INTRODUCCIÓN<text:tab/>3</text:a></text:p>
          <text:p text:style-name="P1"><text:a xlink:type="simple" xlink:href="#__RefHeading___Toc1866_1769103403" office:name="PLANTEAMIENTO DEL PROBLEMA" text:style-name="Index_20_Link" text:visited-style-name="Index_20_Link">2 PLANTEAMIENTO DEL PROBLEMA<text:tab/>5</text:a></text:p>
          <text:p text:style-name="P1"><text:a xlink:type="simple" xlink:href="#__RefHeading___Toc1868_1769103403" office:name="OBJETIVOS" text:style-name="Index_20_Link" text:visited-style-name="Index_20_Link">3 OBJETIVOS<text:tab/>7</text:a></text:p>
          <text:p text:style-name="P2"><text:a xlink:type="simple" xlink:href="#__RefHeading___Toc1870_1769103403" office:name="OBJETIVO GENERAL" text:style-name="Index_20_Link" text:visited-style-name="Index_20_Link">3.1 OBJETIVO GENERAL<text:tab/>7</text:a></text:p>
          <text:p text:style-name="P2"><text:a xlink:type="simple" xlink:href="#__RefHeading___Toc1872_1769103403" office:name="OBJETIVOS ESPECÍFICOS" text:style-name="Index_20_Link" text:visited-style-name="Index_20_Link">3.2 OBJETIVOS ESPECÍFICOS<text:tab/>7</text:a></text:p>
          <text:p text:style-name="P1"><text:a xlink:type="simple" xlink:href="#__RefHeading___Toc1874_1769103403" office:name="MARCO TEÓRICO CONCEPTUAL-CONTEXTUAL" text:style-name="Index_20_Link" text:visited-style-name="Index_20_Link">4 MARCO TEÓRICO CONCEPTUAL-CONTEXTUAL<text:tab/>8</text:a></text:p>
          <text:p text:style-name="P2"><text:a xlink:type="simple" xlink:href="#__RefHeading___Toc1876_1769103403" office:name="PROGRAMACIÓN ESTRUCTURADA" text:style-name="Index_20_Link" text:visited-style-name="Index_20_Link">4.1 PROGRAMACIÓN ESTRUCTURADA<text:tab/>8</text:a></text:p>
          <text:p text:style-name="P2"><text:a xlink:type="simple" xlink:href="#__RefHeading___Toc1878_1769103403" office:name="FUNCIONES Y MODULARIDAD" text:style-name="Index_20_Link" text:visited-style-name="Index_20_Link">4.2 FUNCIONES Y MODULARIDAD<text:tab/>8</text:a></text:p>
          <text:p text:style-name="P2"><text:a xlink:type="simple" xlink:href="#__RefHeading___Toc1880_1769103403" office:name="ESTRUCTURAS DE DATOS EN PYTHON" text:style-name="Index_20_Link" text:visited-style-name="Index_20_Link">4.3 ESTRUCTURAS DE DATOS EN PYTHON<text:tab/>8</text:a></text:p>
          <text:p text:style-name="P2"><text:a xlink:type="simple" xlink:href="#__RefHeading___Toc1882_1769103403" office:name="ALGORITMOS DE CÁLCULO PROPORCIONAL" text:style-name="Index_20_Link" text:visited-style-name="Index_20_Link">4.4 ALGORITMOS DE CÁLCULO PROPORCIONAL<text:tab/>8</text:a></text:p>
          <text:p text:style-name="P2"><text:a xlink:type="simple" xlink:href="#__RefHeading___Toc1884_1769103403" office:name="INTERFAZ DE USUARIO POR TERMINAL" text:style-name="Index_20_Link" text:visited-style-name="Index_20_Link">4.5 INTERFAZ DE USUARIO POR TERMINAL<text:tab/>9</text:a></text:p>
          <text:p text:style-name="P2"><text:a xlink:type="simple" xlink:href="#__RefHeading___Toc1886_1769103403" office:name="VALIDACIÓN DE DATOS" text:style-name="Index_20_Link" text:visited-style-name="Index_20_Link">4.6 VALIDACIÓN DE DATOS<text:tab/>9</text:a></text:p>
          <text:p text:style-name="P1"><text:a xlink:type="simple" xlink:href="#__RefHeading___Toc1888_1769103403" office:name="MÉTODOS, TÉCNICAS Y HERRAMIENTAS" text:style-name="Index_20_Link" text:visited-style-name="Index_20_Link">5 MÉTODOS, TÉCNICAS Y HERRAMIENTAS<text:tab/>10</text:a></text:p>
          <text:p text:style-name="P2"><text:a xlink:type="simple" xlink:href="#__RefHeading___Toc1890_1769103403" office:name="MÉTODOS" text:style-name="Index_20_Link" text:visited-style-name="Index_20_Link">5.1 MÉTODOS<text:tab/>10</text:a></text:p>
          <text:p text:style-name="P3"><text:a xlink:type="simple" xlink:href="#__RefHeading___Toc1892_1769103403" office:name="Método de desarrollo estructurado" text:style-name="Index_20_Link" text:visited-style-name="Index_20_Link">5.1.1 Método de desarrollo estructurado<text:tab/>10</text:a></text:p>
          <text:p text:style-name="P3"><text:a xlink:type="simple" xlink:href="#__RefHeading___Toc1894_1769103403" office:name="Método de prueba y error" text:style-name="Index_20_Link" text:visited-style-name="Index_20_Link">5.1.2 Método de prueba y error<text:tab/>10</text:a></text:p>
          <text:p text:style-name="P2"><text:a xlink:type="simple" xlink:href="#__RefHeading___Toc1896_1769103403" office:name="TÉCNICAS" text:style-name="Index_20_Link" text:visited-style-name="Index_20_Link">5.2 TÉCNICAS<text:tab/>10</text:a></text:p>
          <text:p text:style-name="P3"><text:a xlink:type="simple" xlink:href="#__RefHeading___Toc1898_1769103403" office:name="Modularización de código" text:style-name="Index_20_Link" text:visited-style-name="Index_20_Link">5.2.1 Modularización de código<text:tab/>10</text:a></text:p>
          <text:p text:style-name="P3"><text:a xlink:type="simple" xlink:href="#__RefHeading___Toc1900_1769103403" office:name="Documentación de código" text:style-name="Index_20_Link" text:visited-style-name="Index_20_Link">5.2.2 Documentación de código<text:tab/>10</text:a></text:p>
          <text:p text:style-name="P3"><text:a xlink:type="simple" xlink:href="#__RefHeading___Toc1902_1769103403" office:name="Diseño top-down" text:style-name="Index_20_Link" text:visited-style-name="Index_20_Link">5.2.3 Diseño top-down<text:tab/>10</text:a></text:p>
          <text:p text:style-name="P2"><text:a xlink:type="simple" xlink:href="#__RefHeading___Toc1904_1769103403" office:name="HERRAMIENTAS" text:style-name="Index_20_Link" text:visited-style-name="Index_20_Link">5.3 HERRAMIENTAS<text:tab/>11</text:a></text:p>
          <text:p text:style-name="P3"><text:a xlink:type="simple" xlink:href="#__RefHeading___Toc1906_1769103403" office:name="Lenguaje de programación" text:style-name="Index_20_Link" text:visited-style-name="Index_20_Link">5.3.1 Lenguaje de programación<text:tab/>11</text:a></text:p>
          <text:p text:style-name="P3"><text:a xlink:type="simple" xlink:href="#__RefHeading___Toc1908_1769103403" office:name="Editor de código" text:style-name="Index_20_Link" text:visited-style-name="Index_20_Link">5.3.2 Editor de código<text:tab/>11</text:a></text:p>
          <text:p text:style-name="P3"><text:a xlink:type="simple" xlink:href="#__RefHeading___Toc1910_1769103403" office:name="Terminal o consola" text:style-name="Index_20_Link" text:visited-style-name="Index_20_Link">5.3.3 Terminal o consola<text:tab/>11</text:a></text:p>
          <text:p text:style-name="P3"><text:a xlink:type="simple" xlink:href="#__RefHeading___Toc1912_1769103403" office:name="Sistema operativo" text:style-name="Index_20_Link" text:visited-style-name="Index_20_Link">5.3.4 Sistema operativo<text:tab/>11</text:a></text:p>
          <text:p text:style-name="P1"><text:a xlink:type="simple" xlink:href="#__RefHeading___Toc1914_1769103403" office:name="MARCO APLICATIVO" text:style-name="Index_20_Link" text:visited-style-name="Index_20_Link">6 MARCO APLICATIVO<text:tab/>12</text:a></text:p>
          <text:p text:style-name="P2"><text:a xlink:type="simple" xlink:href="#__RefHeading___Toc1916_1769103403" office:name="ARQUITECTURA DEL SISTEMA" text:style-name="Index_20_Link" text:visited-style-name="Index_20_Link">6.1 ARQUITECTURA DEL SISTEMA<text:tab/>12</text:a></text:p>
          <text:p text:style-name="P2"><text:a xlink:type="simple" xlink:href="#__RefHeading___Toc1918_1769103403" office:name="MÓDULO DE INTERFAZ Y CAPTURA DE DATOS" text:style-name="Index_20_Link" text:visited-style-name="Index_20_Link">6.2 MÓDULO DE INTERFAZ Y CAPTURA DE DATOS<text:tab/>12</text:a></text:p>
          <text:p text:style-name="P2"><text:a xlink:type="simple" xlink:href="#__RefHeading___Toc1920_1769103403" office:name="MÓDULO DE CÁLCULOS" text:style-name="Index_20_Link" text:visited-style-name="Index_20_Link"><text:soft-page-break/>6.3 MÓDULO DE CÁLCULOS<text:tab/>12</text:a></text:p>
          <text:p text:style-name="P2"><text:a xlink:type="simple" xlink:href="#__RefHeading___Toc1922_1769103403" office:name="MÓDULO DE PRESENTACIÓN DE RESULTADOS" text:style-name="Index_20_Link" text:visited-style-name="Index_20_Link">6.4 MÓDULO DE PRESENTACIÓN DE RESULTADOS<text:tab/>13</text:a></text:p>
          <text:p text:style-name="P2"><text:a xlink:type="simple" xlink:href="#__RefHeading___Toc1924_1769103403" office:name="FLUJO DE EJECUCIÓN" text:style-name="Index_20_Link" text:visited-style-name="Index_20_Link">6.5 FLUJO DE EJECUCIÓN<text:tab/>13</text:a></text:p>
          <text:p text:style-name="P2"><text:a xlink:type="simple" xlink:href="#__RefHeading___Toc1926_1769103403" office:name="CASOS DE PRUEBA" text:style-name="Index_20_Link" text:visited-style-name="Index_20_Link">6.6 CASOS DE PRUEBA<text:tab/>14</text:a></text:p>
          <text:p text:style-name="P1"><text:a xlink:type="simple" xlink:href="#__RefHeading___Toc1928_1769103403" office:name="CONCLUSIÓN" text:style-name="Index_20_Link" text:visited-style-name="Index_20_Link">7 CONCLUSIÓN<text:tab/>15</text:a></text:p>
          <text:p text:style-name="P1"><text:a xlink:type="simple" xlink:href="#__RefHeading___Toc1930_1769103403" office:name="BIBLIOGRAFÍA" text:style-name="Index_20_Link" text:visited-style-name="Index_20_Link">BIBLIOGRAFÍA<text:tab/>17</text:a></text:p>
          <text:p text:style-name="P1"><text:a xlink:type="simple" xlink:href="#__RefHeading___Toc1932_1769103403" office:name="ANEXO N° 1: ÁRBOL DE PROBLEMAS Y OBJETIVOS" text:style-name="Index_20_Link" text:visited-style-name="Index_20_Link">ANEXO N° 1: ÁRBOL DE PROBLEMAS Y OBJETIVOS<text:tab/>18</text:a></text:p>
          <text:p text:style-name="P1"><text:a xlink:type="simple" xlink:href="#__RefHeading___Toc1934_1769103403" office:name="ANEXO N° 2: CÓDIGO FUENTE COMPLETO DEL SISTEMA" text:style-name="Index_20_Link" text:visited-style-name="Index_20_Link">ANEXO N° 2: CÓDIGO FUENTE COMPLETO DEL SISTEMA<text:tab/>19</text:a></text:p>
          <text:p text:style-name="P1"><text:a xlink:type="simple" xlink:href="#__RefHeading___Toc1936_1769103403" office:name="ANEXO N° 3: MANUAL DE USUARIO" text:style-name="Index_20_Link" text:visited-style-name="Index_20_Link">ANEXO N° 3: MANUAL DE USUARIO<text:tab/>22</text:a></text:p>
          <text:p text:style-name="P2"><text:a xlink:type="simple" xlink:href="#__RefHeading___Toc1938_1769103403" office:name="REQUISITOS DEL SISTEMA" text:style-name="Index_20_Link" text:visited-style-name="Index_20_Link">REQUISITOS DEL SISTEMA<text:tab/>22</text:a></text:p>
          <text:p text:style-name="P2"><text:a xlink:type="simple" xlink:href="#__RefHeading___Toc1940_1769103403" office:name="INSTALACIÓN" text:style-name="Index_20_Link" text:visited-style-name="Index_20_Link">INSTALACIÓN<text:tab/>22</text:a></text:p>
          <text:p text:style-name="P2"><text:a xlink:type="simple" xlink:href="#__RefHeading___Toc1942_1769103403" office:name="EJECUCIÓN DEL PROGRAMA" text:style-name="Index_20_Link" text:visited-style-name="Index_20_Link">EJECUCIÓN DEL PROGRAMA<text:tab/>22</text:a></text:p>
          <text:p text:style-name="P2"><text:a xlink:type="simple" xlink:href="#__RefHeading___Toc1944_1769103403" office:name="USO DEL SISTEMA" text:style-name="Index_20_Link" text:visited-style-name="Index_20_Link">USO DEL SISTEMA<text:tab/>22</text:a></text:p>
          <text:p text:style-name="P2"><text:a xlink:type="simple" xlink:href="#__RefHeading___Toc1946_1769103403" office:name="EJEMPLO DE USO" text:style-name="Index_20_Link" text:visited-style-name="Index_20_Link">EJEMPLO DE USO<text:tab/>23</text:a></text:p>
        </text:index-body>
      </text:table-of-content>
      <text:p text:style-name="Standard"/>
      <text:illustration-index text:style-name="Sect1" text:name="Table of Figures1">
        <text:illustration-index-source text:caption-sequence-name="Figure" text:caption-sequence-format="text">
          <text:index-title-template text:style-name="Figure_20_Index_20_Heading">ÍNDICE DE GRA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4">ÍNDICE DE GRAFICOS</text:p>
          </text:index-title>
        </text:index-body>
      </text:illustration-index>
      <text:p text:style-name="Standard"/>
      <text:p text:style-name="P5"/>
      <text:h text:style-name="P6" text:outline-level="1"><text:bookmark-start text:name="introducción"/><text:bookmark-start text:name="__RefHeading___Toc1853_1769103403"/>INTRODUCCIÓN<text:bookmark-end text:name="introducción"/><text:bookmark-end text:name="__RefHeading___Toc1853_1769103403"/></text:h>
      <text:p text:style-name="P7">En la actualidad, la gestión de gastos compartidos entre grupos de personas representa un desafío común en la vida cotidiana. Cuando un grupo de amigos, compañeros de trabajo o familiares comparten una comida en un restaurante, surge la necesidad de dividir la cuenta de manera equitativa y transparente. Este proceso, aparentemente simple, se complica cuando cada persona ha consumido diferentes productos y es necesario calcular tanto los subtotales individuales como la distribución proporcional de la propina.</text:p>
      <text:p text:style-name="P8">El presente trabajo tiene como finalidad desarrollar un sistema automatizado de división de cuentas mediante un programa en lenguaje Python. Este sistema permitirá registrar los consumos individuales de cada persona, calcular automáticamente los montos correspondientes incluyendo la propina proporcional, y presentar los resultados de manera clara y organizada.</text:p>
      <text:p text:style-name="P8">La metodología empleada se basa en el paradigma de programación estructurada, dividiendo el sistema en tres módulos principales: captura de datos, procesamiento de cálculos y presentación de resultados. Esta estructura modular facilita el desarrollo colaborativo entre los tres integrantes del equipo y garantiza un código mantenible y escalable.</text:p>
      <text:p text:style-name="P8">El desarrollo de este sistema contribuye a la aplicación práctica de los conocimientos adquiridos en la asignatura de Programación I, demostrando cómo la programación puede resolver problemas cotidianos de manera eficiente y automatizada.</text:p>
      <text:h text:style-name="P9" text:outline-level="1"><text:soft-page-break/></text:h>
      <text:h text:style-name="P6" text:outline-level="1"><text:bookmark-start text:name="planteamiento-del-problema"/><text:bookmark-start text:name="__RefHeading___Toc1866_1769103403"/>PLANTEAMIENTO DEL PROBLEMA<text:bookmark-end text:name="planteamiento-del-problema"/><text:bookmark-end text:name="__RefHeading___Toc1866_1769103403"/></text:h>
      <text:p text:style-name="P7">En situaciones de convivencia social, especialmente cuando grupos de personas comparten gastos en restaurantes o eventos, surge la problemática de calcular de manera precisa y justa la cantidad que cada persona debe aportar. Esta situación se agrava cuando:</text:p>
      <text:p text:style-name="P8">Los consumos individuales son diferentes entre los participantes, lo que requiere un cálculo detallado por persona.</text:p>
      <text:p text:style-name="P8">La propina debe distribuirse de manera proporcional al consumo de cada individuo, no de forma equitativa, generando confusión sobre el monto exacto que cada uno debe pagar.</text:p>
      <text:p text:style-name="P8">Los cálculos manuales son propensos a errores aritméticos, especialmente cuando el grupo es numeroso o los montos son variados.</text:p>
      <text:p text:style-name="P8">El tiempo invertido en realizar estas operaciones manualmente resta tiempo de convivencia y puede generar incomodidad entre los participantes.</text:p>
      <text:p text:style-name="P8">La falta de un registro claro y detallado de los consumos puede derivar en malentendidos o desacuerdos sobre los montos a pagar.</text:p>
      <text:p text:style-name="P8">Esta problemática se presenta con frecuencia en la vida universitaria, donde grupos de estudiantes comparten gastos y requieren métodos ágiles y confiables para dividir cuentas. La ausencia de una herramienta automatizada genera pérdida de tiempo, posibles errores de cálculo y situaciones incómodas que pueden afectar las relaciones interpersonales del grupo.</text:p>
      <text:h text:style-name="P9" text:outline-level="1"><text:soft-page-break/></text:h>
      <text:h text:style-name="P6" text:outline-level="1"><text:bookmark-start text:name="objetivos"/><text:bookmark-start text:name="__RefHeading___Toc1868_1769103403"/>OBJETIVOS<text:bookmark-end text:name="objetivos"/><text:bookmark-end text:name="__RefHeading___Toc1868_1769103403"/></text:h>
      <text:h text:style-name="Heading_20_2" text:outline-level="2"><text:bookmark-start text:name="objetivo-general"/><text:bookmark-start text:name="__RefHeading___Toc1870_1769103403"/>OBJETIVO GENERAL<text:bookmark-end text:name="objetivo-general"/><text:bookmark-end text:name="__RefHeading___Toc1870_1769103403"/></text:h>
      <text:p text:style-name="P7">Desarrollar un sistema automatizado de división de cuentas mediante un programa ejecutable en lenguaje Python, utilizando estructuras de datos y funciones modulares, para facilitar el cálculo preciso y equitativo de gastos compartidos entre grupos de personas, optimizando el tiempo de cálculo y minimizando errores aritméticos.</text:p>
      <text:h text:style-name="Heading_20_2" text:outline-level="2"><text:bookmark-start text:name="objetivos-específicos"/><text:bookmark-start text:name="__RefHeading___Toc1872_1769103403"/>OBJETIVOS ESPECÍFICOS<text:bookmark-end text:name="objetivos-específicos"/><text:bookmark-end text:name="__RefHeading___Toc1872_1769103403"/></text:h>
      <text:p text:style-name="P7">Diseñar una interfaz de usuario mediante terminal que permita la captura intuitiva de datos de consumo individual de cada participante del grupo.</text:p>
      <text:p text:style-name="P7">Implementar algoritmos de cálculo que determinen los subtotales por persona, el monto total de propina y su distribución proporcional según el consumo individual.</text:p>
      <text:p text:style-name="P7">Desarrollar módulos de presentación de resultados que generen reportes detallados y resúmenes claros del desglose de pagos por participante.</text:p>
      <text:p text:style-name="P7">Estructurar el código fuente de manera modular y documentada, facilitando el trabajo colaborativo entre los tres integrantes del equipo de desarrollo.</text:p>
      <text:p text:style-name="P7">Validar el correcto funcionamiento del sistema mediante casos de prueba con datos reales de consumo en establecimientos gastronómicos.</text:p>
      <text:h text:style-name="P9" text:outline-level="1"/>
      <text:h text:style-name="P6" text:outline-level="1"><text:bookmark-start text:name="marco-teórico-conceptual-contextual"/><text:bookmark-start text:name="__RefHeading___Toc1874_1769103403"/>MARCO TEÓRICO CONCEPTUAL-CONTEXTUAL<text:bookmark-end text:name="marco-teórico-conceptual-contextual"/><text:bookmark-end text:name="__RefHeading___Toc1874_1769103403"/></text:h>
      <text:h text:style-name="Heading_20_2" text:outline-level="2"><text:bookmark-start text:name="programación-estructurada"/><text:bookmark-start text:name="__RefHeading___Toc1876_1769103403"/>PROGRAMACIÓN ESTRUCTURADA<text:bookmark-end text:name="programación-estructurada"/><text:bookmark-end text:name="__RefHeading___Toc1876_1769103403"/></text:h>
      <text:p text:style-name="P7">La programación estructurada es un paradigma de programación que utiliza estructuras de control bien definidas para organizar el código de manera lógica y secuencial. Según Joyanes (2008), este paradigma se basa en tres estructuras fundamentales: secuencia, selección e iteración. En el desarrollo de sistemas, la programación estructurada facilita la legibilidad del código, reduce la complejidad y mejora la mantenibilidad del software.</text:p>
      <text:h text:style-name="Heading_20_2" text:outline-level="2"><text:bookmark-start text:name="funciones-y-modularidad"/><text:bookmark-start text:name="__RefHeading___Toc1878_1769103403"/>FUNCIONES Y MODULARIDAD<text:bookmark-end text:name="funciones-y-modularidad"/><text:bookmark-end text:name="__RefHeading___Toc1878_1769103403"/></text:h>
      <text:p text:style-name="First_20_paragraph">Las funciones son bloques de código reutilizables que realizan tareas específicas. Lutz (2013) define las funciones como mecanismos fundamentales para la abstracción y reutilización de código. La modularidad permite dividir un problema complejo en subproblemas más pequeños y manejables, facilitando el desarrollo colaborativo y la detecc<text:span text:style-name="T1">t</text:span>ión de errores.</text:p>
      <text:h text:style-name="Heading_20_2" text:outline-level="2"><text:bookmark-start text:name="estructuras-de-datos-en-python"/><text:bookmark-start text:name="__RefHeading___Toc1880_1769103403"/>ESTRUCTURAS DE DATOS EN PYTHON<text:bookmark-end text:name="estructuras-de-datos-en-python"/><text:bookmark-end text:name="__RefHeading___Toc1880_1769103403"/></text:h>
      <text:p text:style-name="First_20_paragraph">Python ofrece diversas estructuras de datos nativas que facilitan la organización y manipulación de información. Los diccionarios son estructuras de datos que almacenan pares clave-valor, permitiendo acceso eficiente a la información mediante identificadores únicos. Las listas son colecciones ordenadas y mutables de elementos. Según Matthes (2019), estas estructuras son fundamentales para el desarrollo de aplicaciones que manejan datos complejos.</text:p>
      <text:h text:style-name="Heading_20_2" text:outline-level="2"><text:bookmark-start text:name="algoritmos-de-cálculo-proporcional"/><text:bookmark-start text:name="__RefHeading___Toc1882_1769103403"/>ALGORITMOS DE CÁLCULO PROPORCIONAL<text:bookmark-end text:name="algoritmos-de-cálculo-proporcional"/><text:bookmark-end text:name="__RefHeading___Toc1882_1769103403"/></text:h>
      <text:p text:style-name="First_20_paragraph">El cálculo proporcional es una operación matemática que distribuye una cantidad total <text:soft-page-break/>en partes proporcionales según criterios específicos. En el contexto de división de cuentas, la propina se distribuye proporcionalmente al consumo individual de cada persona, aplicando la fórmula:</text:p>
      <text:p text:style-name="Text_20_body">Propina Individual = Propina Total × (Consumo Individual / Consumo Total)</text:p>
      <text:p text:style-name="Text_20_body">Este método garantiza equidad en la distribución, ya que quien consume más aporta proporcionalmente más a la propina común.</text:p>
      <text:h text:style-name="Heading_20_2" text:outline-level="2"><text:bookmark-start text:name="interfaz-de-usuario-por-terminal"/><text:bookmark-start text:name="__RefHeading___Toc1884_1769103403"/>INTERFAZ DE USUARIO POR TERMINAL<text:bookmark-end text:name="interfaz-de-usuario-por-terminal"/><text:bookmark-end text:name="__RefHeading___Toc1884_1769103403"/></text:h>
      <text:p text:style-name="First_20_paragraph">La interfaz de línea de comandos o terminal es un método de interacción entre el usuario y el programa mediante texto. Aunque menos visual que las interfaces gráficas, las interfaces de terminal son eficientes, consumen pocos recursos y son universalmente compatibles con diferentes sistemas operativos. Python proporciona funciones nativas como input() y print() para la interacción básica con el usuario.</text:p>
      <text:h text:style-name="Heading_20_2" text:outline-level="2"><text:bookmark-start text:name="validación-de-datos"/><text:bookmark-start text:name="__RefHeading___Toc1886_1769103403"/>VALIDACIÓN DE DATOS<text:bookmark-end text:name="validación-de-datos"/><text:bookmark-end text:name="__RefHeading___Toc1886_1769103403"/></text:h>
      <text:p text:style-name="First_20_paragraph">La validación de datos es el proceso de verificar que la información ingresada por el usuario cumple con los criterios esperados. Esto incluye verificar tipos de datos, rangos numéricos válidos y formatos correctos. Una validación adecuada previene errores en tiempo de ejecución y mejora la robustez del sistema.</text:p>
      <text:h text:style-name="P9" text:outline-level="1"/>
      <text:h text:style-name="P6" text:outline-level="1"><text:bookmark-start text:name="métodos-técnicas-y-herramientas"/><text:bookmark-start text:name="__RefHeading___Toc1888_1769103403"/>MÉTODOS, TÉCNICAS Y HERRAMIENTAS<text:bookmark-end text:name="métodos-técnicas-y-herramientas"/><text:bookmark-end text:name="__RefHeading___Toc1888_1769103403"/></text:h>
      <text:h text:style-name="Heading_20_2" text:outline-level="2"><text:bookmark-start text:name="métodos"/><text:bookmark-start text:name="__RefHeading___Toc1890_1769103403"/>MÉTODOS<text:bookmark-end text:name="métodos"/><text:bookmark-end text:name="__RefHeading___Toc1890_1769103403"/></text:h>
      <text:h text:style-name="Heading_20_3" text:outline-level="3"><text:bookmark-start text:name="__RefHeading___Toc1892_1769103403"/>Método de desarrollo estructurado<text:bookmark-end text:name="__RefHeading___Toc1892_1769103403"/></text:h>
      <text:p text:style-name="P10">Se aplicó la metodología de programación estructurada, dividiendo el sistema en tres módulos principales con responsabilidades específicas y bien definidas.</text:p>
      <text:h text:style-name="Heading_20_3" text:outline-level="3"><text:bookmark-start text:name="__RefHeading___Toc1894_1769103403"/>Método de prueba y error<text:bookmark-end text:name="__RefHeading___Toc1894_1769103403"/></text:h>
      <text:p text:style-name="P10">Durante el desarrollo se implementaron pruebas iterativas con diferentes casos de uso para validar el correcto funcionamiento de los algoritmos de cálculo.</text:p>
      <text:h text:style-name="Heading_20_2" text:outline-level="2"><text:bookmark-start text:name="técnicas"/><text:bookmark-start text:name="__RefHeading___Toc1896_1769103403"/>TÉCNICAS<text:bookmark-end text:name="técnicas"/><text:bookmark-end text:name="__RefHeading___Toc1896_1769103403"/></text:h>
      <text:h text:style-name="Heading_20_3" text:outline-level="3"><text:bookmark-start text:name="__RefHeading___Toc1898_1769103403"/>Modularización de código<text:bookmark-end text:name="__RefHeading___Toc1898_1769103403"/></text:h>
      <text:p text:style-name="P10">División del programa en funciones independientes que realizan tareas específicas, facilitando el mantenimiento y la colaboración entre integrantes.</text:p>
      <text:h text:style-name="Heading_20_3" text:outline-level="3"><text:bookmark-start text:name="__RefHeading___Toc1900_1769103403"/>Documentación de código<text:bookmark-end text:name="__RefHeading___Toc1900_1769103403"/></text:h>
      <text:p text:style-name="P10">Uso de comentarios descriptivos y nombres de variables significativos para mejorar la legibilidad del código fuente.</text:p>
      <text:h text:style-name="Heading_20_3" text:outline-level="3"><text:bookmark-start text:name="__RefHeading___Toc1902_1769103403"/>Diseño top-down<text:bookmark-end text:name="__RefHeading___Toc1902_1769103403"/></text:h>
      <text:p text:style-name="P10">Diseño del sistema desde lo general hacia lo específico, comenzando con la estructura principal y descendiendo hacia los detalles de implementación.</text:p>
      <text:h text:style-name="Heading_20_2" text:outline-level="2"><text:bookmark-start text:name="herramientas"/><text:bookmark-start text:name="__RefHeading___Toc1904_1769103403"/><text:soft-page-break/>HERRAMIENTAS<text:bookmark-end text:name="herramientas"/><text:bookmark-end text:name="__RefHeading___Toc1904_1769103403"/></text:h>
      <text:h text:style-name="Heading_20_3" text:outline-level="3"><text:bookmark-start text:name="__RefHeading___Toc1906_1769103403"/>Lenguaje de programación<text:bookmark-end text:name="__RefHeading___Toc1906_1769103403"/></text:h>
      <text:p text:style-name="P10">Python 3.8 o superior, seleccionado por su sintaxis clara, amplia documentación y compatibilidad multiplataforma.</text:p>
      <text:h text:style-name="Heading_20_3" text:outline-level="3"><text:bookmark-start text:name="__RefHeading___Toc1908_1769103403"/>Editor de código<text:bookmark-end text:name="__RefHeading___Toc1908_1769103403"/></text:h>
      <text:p text:style-name="P10">Visual Studio Code o cualquier editor de texto compatible con Python.</text:p>
      <text:h text:style-name="Heading_20_3" text:outline-level="3"><text:bookmark-start text:name="__RefHeading___Toc1910_1769103403"/>Terminal o consola<text:bookmark-end text:name="__RefHeading___Toc1910_1769103403"/></text:h>
      <text:p text:style-name="P10">Interfaz nativa del sistema operativo para la ejecución del programa.</text:p>
      <text:h text:style-name="Heading_20_3" text:outline-level="3"><text:bookmark-start text:name="__RefHeading___Toc1912_1769103403"/>Sistema operativo<text:bookmark-end text:name="__RefHeading___Toc1912_1769103403"/></text:h>
      <text:p text:style-name="P10">Compatible con Windows, macOS y Linux, garantizando portabilidad del sistema.</text:p>
      <text:p text:style-name="TableCaption">Tabl<text:span text:style-name="T2">a</text:span> <text:sequence text:ref-name="refTable0" text:name="Table" text:formula="ooow:Table+1" style:num-format="1">1</text:sequence>: Distribución de funcionaes por integrant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Integrante</text:p>
            </table:table-cell>
            <table:table-cell table:style-name="Table1.A1" office:value-type="string">
              <text:p text:style-name="Table_20_Heading">Módulo Asignado</text:p>
            </table:table-cell>
            <table:table-cell table:style-name="Table1.A1" office:value-type="string">
              <text:p text:style-name="Table_20_Heading">Funciones Desarrolladas</text:p>
            </table:table-cell>
          </table:table-row>
        </table:table-header-rows>
        <table:table-row>
          <table:table-cell table:style-name="Table1.A1" office:value-type="string">
            <text:p text:style-name="Table_20_Contents">Integrante 1</text:p>
          </table:table-cell>
          <table:table-cell table:style-name="Table1.A1" office:value-type="string">
            <text:p text:style-name="Table_20_Contents">Interfaz y Captura</text:p>
          </table:table-cell>
          <table:table-cell table:style-name="Table1.A1" office:value-type="string">
            <text:p text:style-name="Table_20_Contents">mostrar_menu(), capturar_datos()</text:p>
          </table:table-cell>
        </table:table-row>
        <table:table-row>
          <table:table-cell table:style-name="Table1.A1" office:value-type="string">
            <text:p text:style-name="Table_20_Contents">Integrante 2</text:p>
          </table:table-cell>
          <table:table-cell table:style-name="Table1.A1" office:value-type="string">
            <text:p text:style-name="Table_20_Contents">Cálculos</text:p>
          </table:table-cell>
          <table:table-cell table:style-name="Table1.A1" office:value-type="string">
            <text:p text:style-name="Table_20_Contents">calcular_total(), calcular_propina(), calcular_propina_por_persona(), calcular_totales_finales()</text:p>
          </table:table-cell>
        </table:table-row>
        <table:table-row>
          <table:table-cell table:style-name="Table1.A1" office:value-type="string">
            <text:p text:style-name="Table_20_Contents">Integrante 3</text:p>
          </table:table-cell>
          <table:table-cell table:style-name="Table1.A1" office:value-type="string">
            <text:p text:style-name="Table_20_Contents">Presentación</text:p>
          </table:table-cell>
          <table:table-cell table:style-name="Table1.A1" office:value-type="string">
            <text:p text:style-name="Table_20_Contents">mostrar_ticket(), mostrar_quien_paga()</text:p>
          </table:table-cell>
        </table:table-row>
      </table:table>
      <text:h text:style-name="P9" text:outline-level="1"/>
      <text:h text:style-name="P6" text:outline-level="1"><text:bookmark-start text:name="marco-aplicativo"/><text:bookmark-start text:name="__RefHeading___Toc1914_1769103403"/>MARCO APLICATIVO<text:bookmark-end text:name="marco-aplicativo"/><text:bookmark-end text:name="__RefHeading___Toc1914_1769103403"/></text:h>
      <text:h text:style-name="Heading_20_2" text:outline-level="2"><text:bookmark-start text:name="arquitectura-del-sistema"/><text:bookmark-start text:name="__RefHeading___Toc1916_1769103403"/>ARQUITECTURA DEL SISTEMA<text:bookmark-end text:name="arquitectura-del-sistema"/><text:bookmark-end text:name="__RefHeading___Toc1916_1769103403"/></text:h>
      <text:p text:style-name="First_20_paragraph">El sistema desarrollado se estructura en tres módulos principales que interactúan de manera secuencial para procesar la información de división de cuentas. La arquitectura implementada sigue el patrón de entrada-proceso-salida, garantizando claridad en el flujo de datos.</text:p>
      <text:h text:style-name="Heading_20_2" text:outline-level="2"><text:bookmark-start text:name="módulo-de-interfaz-y-captura-de-datos"/><text:bookmark-start text:name="__RefHeading___Toc1918_1769103403"/>MÓDULO DE INTERFAZ Y CAPTURA DE DATOS<text:bookmark-end text:name="módulo-de-interfaz-y-captura-de-datos"/><text:bookmark-end text:name="__RefHeading___Toc1918_1769103403"/></text:h>
      <text:p text:style-name="First_20_paragraph">Este módulo es responsable de la interacción con el usuario. Implementa dos funciones principales:</text:p>
      <text:p text:style-name="First_20_paragraph">La función mostrar_menu() presenta las opciones disponibles al usuario mediante texto formateado en la terminal. Esta función no recibe parámetros y su único propósito es la presentación visual del menú principal.</text:p>
      <text:p text:style-name="First_20_paragraph">La función capturar_datos() gestiona todo el proceso de ingreso de información. Primero solicita el número de participantes y almacena sus nombres en una lista. Posteriormente, para cada participante, solicita los ítems consumidos y sus precios, acumulando el total en un diccionario donde las claves son los nombres y los valores son los montos totales consumidos. Esta función retorna el diccionario de consumos para su procesamiento posterior.</text:p>
      <text:h text:style-name="Heading_20_2" text:outline-level="2"><text:bookmark-start text:name="módulo-de-cálculos"/><text:bookmark-start text:name="__RefHeading___Toc1920_1769103403"/>MÓDULO DE CÁLCULOS<text:bookmark-end text:name="módulo-de-cálculos"/><text:bookmark-end text:name="__RefHeading___Toc1920_1769103403"/></text:h>
      <text:p text:style-name="First_20_paragraph">Este módulo concentra toda la lógica matemática del sistema. Se compone de cuatro funciones especializadas:</text:p>
      <text:p text:style-name="First_20_paragraph">La función calcular_total() recibe el diccionario de consumos y retorna la suma total de <text:soft-page-break/>todos los consumos mediante iteración sobre los valores del diccionario.</text:p>
      <text:p text:style-name="First_20_paragraph">La función calcular_propina() aplica el porcentaje de propina al total de la cuenta, retornando el monto de propina total.</text:p>
      <text:p text:style-name="First_20_paragraph">La función calcular_propina_por_persona() implementa el algoritmo de distribución proporcional. Para cada persona, calcula su proporción de consumo respecto al total y aplica esa proporción al monto total de propina. Esta función retorna un diccionario con las propinas individuales.</text:p>
      <text:p text:style-name="First_20_paragraph">La función calcular_totales_finales() suma el consumo individual y la propina correspondiente de cada persona, generando el monto final que cada uno debe pagar.</text:p>
      <text:h text:style-name="Heading_20_2" text:outline-level="2"><text:bookmark-start text:name="módulo-de-presentación-de-resultados"/><text:bookmark-start text:name="__RefHeading___Toc1922_1769103403"/>MÓDULO DE PRESENTACIÓN DE RESULTADOS<text:bookmark-end text:name="módulo-de-presentación-de-resultados"/><text:bookmark-end text:name="__RefHeading___Toc1922_1769103403"/></text:h>
      <text:p text:style-name="First_20_paragraph">Este módulo formatea y presenta la información procesada de manera clara y profesional.</text:p>
      <text:p text:style-name="First_20_paragraph">La función mostrar_ticket() genera un reporte detallado que incluye el desglose por persona mostrando consumo, propina y total individual. Adicionalmente presenta un resumen general con subtotal de consumos, total de propina y monto general de la cuenta. El formato utiliza líneas de separación y alineación de texto para mejorar la legibilidad.</text:p>
      <text:p text:style-name="First_20_paragraph">La función mostrar_quien_paga() presenta un resumen simplificado que lista a cada participante con su monto total a pagar, facilitando la consulta rápida de la información.</text:p>
      <text:h text:style-name="Heading_20_2" text:outline-level="2"><text:bookmark-start text:name="flujo-de-ejecución"/><text:bookmark-start text:name="__RefHeading___Toc1924_1769103403"/>FLUJO DE EJECUCIÓN<text:bookmark-end text:name="flujo-de-ejecución"/><text:bookmark-end text:name="__RefHeading___Toc1924_1769103403"/></text:h>
      <text:p text:style-name="First_20_paragraph">El programa principal ejecuta un bucle que mantiene el sistema activo hasta que el usuario decida salir. En cada iteración, presenta el menú y captura la opción seleccionada. Si el usuario elige dividir una cuenta, se ejecuta secuencialmente: captura de datos, procesamiento de cálculos y presentación de resultados. Esta estructura garantiza que cada módulo cumpla su función específica sin interferir con los demás.</text:p>
      <text:h text:style-name="Heading_20_2" text:outline-level="2"><text:bookmark-start text:name="casos-de-prueba"/><text:bookmark-start text:name="__RefHeading___Toc1926_1769103403"/><text:soft-page-break/>CASOS DE PRUEBA<text:bookmark-end text:name="casos-de-prueba"/><text:bookmark-end text:name="__RefHeading___Toc1926_1769103403"/></text:h>
      <text:p text:style-name="First_20_paragraph">Se realizaron pruebas con diferentes escenarios:</text:p>
      <text:p text:style-name="First_20_paragraph"><text:span text:style-name="T3">Caso 1:</text:span> Tres personas con consumos variados y propina del 15 por ciento. El sistema calculó correctamente la distribución proporcional.</text:p>
      <text:p text:style-name="First_20_paragraph"><text:span text:style-name="T3">Caso 2:</text:span> Dos personas con consumos idénticos y propina del 10 por ciento. El sistema dividió la propina equitativamente como se esperaba.</text:p>
      <text:p text:style-name="First_20_paragraph"><text:span text:style-name="T3">Caso 3:</text:span> Cuatro personas con consumos muy dispares y propina del 20 por ciento. El sistema mantuvo la precisión en decimales y la proporcionalidad correcta.</text:p>
      <text:h text:style-name="P9" text:outline-level="1"/>
      <text:h text:style-name="P6" text:outline-level="1"><text:bookmark-start text:name="conclusión"/><text:bookmark-start text:name="__RefHeading___Toc1928_1769103403"/>CONCLUSIÓN<text:bookmark-end text:name="conclusión"/><text:bookmark-end text:name="__RefHeading___Toc1928_1769103403"/></text:h>
      <text:p text:style-name="First_20_paragraph">El desarrollo del sistema de división de cuentas cumplió satisfactoriamente con el objetivo general planteado, logrando automatizar el proceso de cálculo de gastos compartidos mediante un programa funcional y eficiente en lenguaje Python.</text:p>
      <text:p text:style-name="First_20_paragraph">Los objetivos específicos fueron alcanzados en su totalidad. Se diseñó una interfaz de usuario intuitiva que permite la captura de datos de manera sencilla. Los algoritmos de cálculo implementados garantizan precisión en la determinación de subtotales y distribución proporcional de propina. Los módulos de presentación generan reportes claros y profesionales que facilitan la comprensión de los resultados.</text:p>
      <text:p text:style-name="First_20_paragraph">La estructura modular del código permitió una distribución equitativa del trabajo entre los tres integrantes, demostrando las ventajas de la programación estructurada y el desarrollo colaborativo. Cada módulo puede ser mantenido y mejorado de forma independiente sin afectar el funcionamiento de los demás.</text:p>
      <text:p text:style-name="First_20_paragraph">El sistema desarrollado representa una solución práctica a un problema cotidiano, demostrando cómo los conocimientos de programación pueden aplicarse para resolver necesidades reales. La portabilidad del programa, compatible con cualquier sistema operativo que soporte Python, amplía su utilidad y accesibilidad.</text:p>
      <text:p text:style-name="First_20_paragraph">Como trabajo futuro, se propone implementar funcionalidades adicionales como almacenamiento persistente de historial, generación de reportes en formato PDF y desarrollo de una interfaz gráfica de usuario para mejorar la experiencia de uso.</text:p>
      <text:h text:style-name="P9" text:outline-level="1"><text:soft-page-break/></text:h>
      <text:h text:style-name="P11" text:outline-level="1"><text:bookmark-start text:name="bibliografía"/><text:bookmark-start text:name="__RefHeading___Toc1930_1769103403"/>BIBLIOGRAFÍA<text:bookmark-end text:name="bibliografía"/><text:bookmark-end text:name="__RefHeading___Toc1930_1769103403"/></text:h>
      <text:p text:style-name="First_20_paragraph">Joyanes, L. (2008). <text:span text:style-name="T4">Fundamentos de programación: algoritmos, estructura de datos y objetos</text:span> (4.ª ed.). McGraw-Hill.</text:p>
      <text:p text:style-name="Text_20_body">Lutz, M. (2013). <text:span text:style-name="T4">Learning Python</text:span> (5.ª ed.). O’Reilly Media.</text:p>
      <text:p text:style-name="Text_20_body">Matthes, E. (2019). <text:span text:style-name="T4">Python Crash Course: A Hands-On, Project-Based Introduction to Programming</text:span> (2.ª ed.). No Starch Press.</text:p>
      <text:p text:style-name="Text_20_body">Python Software Foundation. (2024). <text:span text:style-name="T4">Python 3.12 Documentation</text:span>. https://docs.python.org/3/</text:p>
      <text:p text:style-name="Text_20_body">Sommerville, I. (2011). <text:span text:style-name="T4">Ingeniería de software</text:span> (9.ª ed.). Pearson Educación.</text:p>
      <text:h text:style-name="P11" text:outline-level="1"><text:bookmark-start text:name="anexo-n-1-árbol-de-problemas-y-objetivos"/><text:bookmark-start text:name="__RefHeading___Toc1932_1769103403"/>ANEXO N° 1: ÁRBOL DE PROBLEMAS Y OBJETIVOS<text:bookmark-end text:name="anexo-n-1-árbol-de-problemas-y-objetivos"/><text:bookmark-end text:name="__RefHeading___Toc1932_1769103403"/></text:h>
      <text:p text:style-name="First_20_paragraph"><text:span text:style-name="T3">PROBLEMA CENTRAL:</text:span> Dificultad para calcular de manera precisa y equitativa la división de cuentas compartidas entre grupos de personas.</text:p>
      <text:p text:style-name="Text_20_body"><text:span text:style-name="T3">CAUSAS:</text:span> - Consumos individuales diferentes - Distribución compleja de propina proporcional - Errores en cálculos manuales - Tiempo excesivo en operaciones aritméticas - Falta de registro detallado</text:p>
      <text:p text:style-name="Text_20_body"><text:span text:style-name="T3">EFECTOS:</text:span> - Pagos inequitativos - Malentendidos entre participantes - Pérdida de tiempo - Posibles conflictos interpersonales - Incomodidad social</text:p>
      <text:p text:style-name="Text_20_body"><text:span text:style-name="T3">OBJETIVO CENTRAL:</text:span> Desarrollar un sistema automatizado que facilite el cálculo preciso y equitativo de división de cuentas compartidas.</text:p>
      <text:p text:style-name="Text_20_body"><text:span text:style-name="T3">MEDIOS:</text:span> - Interfaz de captura de datos - Algoritmos de cálculo precisos - Módulo de presentación clara - Estructura modular de código - Validación de casos de prueba</text:p>
      <text:p text:style-name="Text_20_body"><text:span text:style-name="T3">FINES:</text:span> - Distribución justa de pagos - Transparencia en cálculos - Ahorro de tiempo - Mejora en relaciones interpersonales - Confianza en el proceso</text:p>
      <text:h text:style-name="P12" text:outline-level="1"><text:bookmark-start text:name="anexo-n-2-código-fuente-completo-del-sistema"/><text:bookmark-start text:name="__RefHeading___Toc1934_1769103403"/>ANEXO N° 2: CÓDIGO FUENTE COMPLETO DEL SISTEMA<text:bookmark-end text:name="anexo-n-2-código-fuente-completo-del-sistema"/><text:bookmark-end text:name="__RefHeading___Toc1934_1769103403"/></text:h>
      <text:p text:style-name="Preformatted_20_Text"><text:span text:style-name="CommentTok"/></text:p>
      <text:p text:style-name="Preformatted_20_Text"><text:span text:style-name="CommentTok"># Sistema de División de Cuentas entre Amigos</text:span> </text:p>
      <text:p text:style-name="Preformatted_20_Text"><text:span text:style-name="CommentTok"># Universidad Mayor de San Andrés</text:span> </text:p>
      <text:p text:style-name="Preformatted_20_Text"><text:span text:style-name="CommentTok"># INF-111 Programación I</text:span> </text:p>
      <text:p text:style-name="Preformatted_20_Text"/>
      <text:p text:style-name="Preformatted_20_Text"><text:span text:style-name="CommentTok"># MÓDULO 1: INTERFAZ Y CAPTURA DE DATOS</text:span> </text:p>
      <text:p text:style-name="Preformatted_20_Text"><text:span text:style-name="KeywordTok">def</text:span><text:span text:style-name="NormalTok"> mostrar_menu():</text:span> </text:p>
      <text:p text:style-name="Preformatted_20_Text"><text:span text:style-name="NormalTok"><text:s text:c="4"/></text:span><text:span text:style-name="BuiltInTok">print</text:span><text:span text:style-name="NormalTok">(</text:span><text:span text:style-name="StringTok">"</text:span><text:span text:style-name="CharTok">\n</text:span><text:span text:style-name="StringTok">"</text:span><text:span text:style-name="NormalTok"> </text:span><text:span text:style-name="OperatorTok">+</text:span><text:span text:style-name="NormalTok"> </text:span><text:span text:style-name="StringTok">"="</text:span><text:span text:style-name="OperatorTok">*</text:span><text:span text:style-name="DecValTok">40</text:span><text:span text:style-name="NormalTok">)</text:span> </text:p>
      <text:p text:style-name="Preformatted_20_Text"><text:span text:style-name="NormalTok"><text:s text:c="4"/></text:span><text:span text:style-name="BuiltInTok">print</text:span><text:span text:style-name="NormalTok">(</text:span><text:span text:style-name="StringTok">" <text:s/>DIVISIÓN DE CUENTAS"</text:span><text:span text:style-name="NormalTok">)</text:span> </text:p>
      <text:p text:style-name="Preformatted_20_Text"><text:span text:style-name="NormalTok"><text:s text:c="4"/></text:span><text:span text:style-name="BuiltInTok">print</text:span><text:span text:style-name="NormalTok">(</text:span><text:span text:style-name="StringTok">"="</text:span><text:span text:style-name="OperatorTok">*</text:span><text:span text:style-name="DecValTok">40</text:span><text:span text:style-name="NormalTok">)</text:span> </text:p>
      <text:p text:style-name="Preformatted_20_Text"><text:span text:style-name="NormalTok"><text:s text:c="4"/></text:span><text:span text:style-name="BuiltInTok">print</text:span><text:span text:style-name="NormalTok">(</text:span><text:span text:style-name="StringTok">"1. Dividir una cuenta"</text:span><text:span text:style-name="NormalTok">)</text:span> </text:p>
      <text:p text:style-name="Preformatted_20_Text"><text:span text:style-name="NormalTok"><text:s text:c="4"/></text:span><text:span text:style-name="BuiltInTok">print</text:span><text:span text:style-name="NormalTok">(</text:span><text:span text:style-name="StringTok">"2. Salir"</text:span><text:span text:style-name="NormalTok">)</text:span> </text:p>
      <text:p text:style-name="Preformatted_20_Text"/>
      <text:p text:style-name="Preformatted_20_Text"><text:span text:style-name="KeywordTok">def</text:span><text:span text:style-name="NormalTok"> capturar_datos():</text:span> </text:p>
      <text:p text:style-name="Preformatted_20_Text"><text:span text:style-name="NormalTok"><text:s text:c="4"/></text:span><text:span text:style-name="BuiltInTok">print</text:span><text:span text:style-name="NormalTok">(</text:span><text:span text:style-name="StringTok">"</text:span><text:span text:style-name="CharTok">\n</text:span><text:span text:style-name="StringTok">--- PASO 1: PERSONAS ---"</text:span><text:span text:style-name="NormalTok">)</text:span> </text:p>
      <text:p text:style-name="Preformatted_20_Text"><text:span text:style-name="NormalTok"><text:s text:c="4"/>num_personas </text:span><text:span text:style-name="OperatorTok">=</text:span><text:span text:style-name="NormalTok"> </text:span><text:span text:style-name="BuiltInTok">int</text:span><text:span text:style-name="NormalTok">(</text:span><text:span text:style-name="BuiltInTok">input</text:span><text:span text:style-name="NormalTok">(</text:span><text:span text:style-name="StringTok">"¿Cuántas personas son? "</text:span><text:span text:style-name="NormalTok">))</text:span> </text:p>
      <text:p text:style-name="Preformatted_20_Text"><text:span text:style-name="NormalTok"><text:s text:c="4"/>personas </text:span><text:span text:style-name="OperatorTok">=</text:span><text:span text:style-name="NormalTok"> []</text:span> </text:p>
      <text:p text:style-name="Preformatted_20_Text"><text:span text:style-name="NormalTok"><text:s text:c="4"/></text:span><text:s/></text:p>
      <text:p text:style-name="Preformatted_20_Text"><text:span text:style-name="NormalTok"><text:s text:c="4"/></text:span><text:span text:style-name="ControlFlowTok">for</text:span><text:span text:style-name="NormalTok"> i </text:span><text:span text:style-name="KeywordTok">in</text:span><text:span text:style-name="NormalTok"> </text:span><text:span text:style-name="BuiltInTok">range</text:span><text:span text:style-name="NormalTok">(num_personas):</text:span> </text:p>
      <text:p text:style-name="Preformatted_20_Text"><text:span text:style-name="NormalTok"><text:s text:c="8"/>nombre </text:span><text:span text:style-name="OperatorTok">=</text:span><text:span text:style-name="NormalTok"> </text:span><text:span text:style-name="BuiltInTok">input</text:span><text:span text:style-name="NormalTok">(</text:span><text:span text:style-name="SpecialStringTok">f"Nombre </text:span><text:span text:style-name="SpecialCharTok">{</text:span><text:span text:style-name="NormalTok">i</text:span><text:span text:style-name="OperatorTok">+</text:span><text:span text:style-name="DecValTok">1</text:span><text:span text:style-name="SpecialCharTok">}</text:span><text:span text:style-name="SpecialStringTok">: "</text:span><text:span text:style-name="NormalTok">)</text:span> </text:p>
      <text:p text:style-name="Preformatted_20_Text"><text:span text:style-name="NormalTok"><text:s text:c="8"/>personas.append(nombre)</text:span> </text:p>
      <text:p text:style-name="Preformatted_20_Text"><text:span text:style-name="NormalTok"><text:s text:c="4"/></text:span><text:s/></text:p>
      <text:p text:style-name="Preformatted_20_Text"><text:span text:style-name="NormalTok"><text:s text:c="4"/></text:span><text:span text:style-name="BuiltInTok">print</text:span><text:span text:style-name="NormalTok">(</text:span><text:span text:style-name="StringTok">"</text:span><text:span text:style-name="CharTok">\n</text:span><text:span text:style-name="StringTok">--- PASO 2: CONSUMOS ---"</text:span><text:span text:style-name="NormalTok">)</text:span> </text:p>
      <text:p text:style-name="Preformatted_20_Text"><text:span text:style-name="NormalTok"><text:s text:c="4"/>consumos </text:span><text:span text:style-name="OperatorTok">=</text:span><text:span text:style-name="NormalTok"> {}</text:span> </text:p>
      <text:p text:style-name="Preformatted_20_Text"><text:span text:style-name="NormalTok"><text:s text:c="4"/></text:span><text:s/></text:p>
      <text:p text:style-name="Preformatted_20_Text"><text:span text:style-name="NormalTok"><text:s text:c="4"/></text:span><text:span text:style-name="ControlFlowTok">for</text:span><text:span text:style-name="NormalTok"> persona </text:span><text:span text:style-name="KeywordTok">in</text:span><text:span text:style-name="NormalTok"> personas:</text:span> </text:p>
      <text:p text:style-name="Preformatted_20_Text"><text:span text:style-name="NormalTok"><text:s text:c="8"/></text:span><text:span text:style-name="BuiltInTok">print</text:span><text:span text:style-name="NormalTok">(</text:span><text:span text:style-name="SpecialStringTok">f"</text:span><text:span text:style-name="CharTok">\n</text:span><text:span text:style-name="SpecialCharTok">{</text:span><text:span text:style-name="NormalTok">persona</text:span><text:span text:style-name="SpecialCharTok">}</text:span><text:span text:style-name="SpecialStringTok">:"</text:span><text:span text:style-name="NormalTok">)</text:span> </text:p>
      <text:p text:style-name="Preformatted_20_Text"><text:span text:style-name="NormalTok"><text:s text:c="8"/>total_persona </text:span><text:span text:style-name="OperatorTok">=</text:span><text:span text:style-name="NormalTok"> </text:span><text:span text:style-name="DecValTok">0</text:span> </text:p>
      <text:p text:style-name="Preformatted_20_Text"><text:span text:style-name="NormalTok"><text:s text:c="8"/></text:span><text:s/></text:p>
      <text:p text:style-name="Preformatted_20_Text"><text:span text:style-name="NormalTok"><text:s text:c="8"/></text:span><text:span text:style-name="ControlFlowTok">while</text:span><text:span text:style-name="NormalTok"> </text:span><text:span text:style-name="VariableTok">True</text:span><text:span text:style-name="NormalTok">:</text:span> </text:p>
      <text:p text:style-name="Preformatted_20_Text"><text:span text:style-name="NormalTok"><text:s text:c="12"/>item </text:span><text:span text:style-name="OperatorTok">=</text:span><text:span text:style-name="NormalTok"> </text:span><text:span text:style-name="BuiltInTok">input</text:span><text:span text:style-name="NormalTok">(</text:span><text:span text:style-name="StringTok">" <text:s/>Item (o 'fin'): "</text:span><text:span text:style-name="NormalTok">)</text:span> </text:p>
      <text:p text:style-name="Preformatted_20_Text"><text:span text:style-name="NormalTok"><text:s text:c="12"/></text:span><text:span text:style-name="ControlFlowTok">if</text:span><text:span text:style-name="NormalTok"> item.lower() </text:span><text:span text:style-name="OperatorTok">==</text:span><text:span text:style-name="NormalTok"> </text:span><text:span text:style-name="StringTok">'fin'</text:span><text:span text:style-name="NormalTok">:</text:span> </text:p>
      <text:p text:style-name="Preformatted_20_Text"><text:span text:style-name="NormalTok"><text:s text:c="16"/></text:span><text:span text:style-name="ControlFlowTok">break</text:span> </text:p>
      <text:p text:style-name="Preformatted_20_Text"><text:span text:style-name="NormalTok"><text:s text:c="12"/>precio </text:span><text:span text:style-name="OperatorTok">=</text:span><text:span text:style-name="NormalTok"> </text:span><text:span text:style-name="BuiltInTok">float</text:span><text:span text:style-name="NormalTok">(</text:span><text:span text:style-name="BuiltInTok">input</text:span><text:span text:style-name="NormalTok">(</text:span><text:span text:style-name="StringTok">" <text:s/>Precio: $"</text:span><text:span text:style-name="NormalTok">))</text:span> </text:p>
      <text:p text:style-name="Preformatted_20_Text"><text:span text:style-name="NormalTok"><text:s text:c="12"/>total_persona </text:span><text:span text:style-name="OperatorTok">+=</text:span><text:span text:style-name="NormalTok"> precio</text:span> </text:p>
      <text:p text:style-name="Preformatted_20_Text"><text:span text:style-name="NormalTok"><text:s text:c="8"/></text:span><text:s/></text:p>
      <text:p text:style-name="Preformatted_20_Text"><text:span text:style-name="NormalTok"><text:s text:c="8"/>consumos[persona] </text:span><text:span text:style-name="OperatorTok">=</text:span><text:span text:style-name="NormalTok"> total_persona</text:span> </text:p>
      <text:p text:style-name="Preformatted_20_Text"><text:span text:style-name="NormalTok"><text:s text:c="4"/></text:span><text:s/></text:p>
      <text:p text:style-name="Preformatted_20_Text"><text:span text:style-name="NormalTok"><text:s text:c="4"/></text:span><text:span text:style-name="ControlFlowTok">return</text:span><text:span text:style-name="NormalTok"> consumos</text:span> </text:p>
      <text:p text:style-name="Preformatted_20_Text"/>
      <text:p text:style-name="Preformatted_20_Text"><text:span text:style-name="CommentTok"># MÓDULO 2: CÁLCULOS</text:span> </text:p>
      <text:p text:style-name="Preformatted_20_Text"><text:span text:style-name="KeywordTok">def</text:span><text:span text:style-name="NormalTok"> calcular_total(consumos):</text:span> </text:p>
      <text:p text:style-name="Preformatted_20_Text"><text:span text:style-name="NormalTok"><text:s text:c="4"/>total </text:span><text:span text:style-name="OperatorTok">=</text:span><text:span text:style-name="NormalTok"> </text:span><text:span text:style-name="DecValTok">0</text:span> </text:p>
      <text:p text:style-name="Preformatted_20_Text"><text:span text:style-name="NormalTok"><text:s text:c="4"/></text:span><text:span text:style-name="ControlFlowTok">for</text:span><text:span text:style-name="NormalTok"> persona </text:span><text:span text:style-name="KeywordTok">in</text:span><text:span text:style-name="NormalTok"> consumos:</text:span> </text:p>
      <text:p text:style-name="Preformatted_20_Text"><text:span text:style-name="NormalTok"><text:s text:c="8"/>total </text:span><text:span text:style-name="OperatorTok">+=</text:span><text:span text:style-name="NormalTok"> consumos[persona]</text:span> </text:p>
      <text:p text:style-name="Preformatted_20_Text"><text:span text:style-name="NormalTok"><text:s text:c="4"/></text:span><text:span text:style-name="ControlFlowTok">return</text:span><text:span text:style-name="NormalTok"> total</text:span> </text:p>
      <text:p text:style-name="Preformatted_20_Text"><text:soft-page-break/></text:p>
      <text:p text:style-name="Preformatted_20_Text"><text:span text:style-name="KeywordTok">def</text:span><text:span text:style-name="NormalTok"> calcular_propina(total, porcentaje):</text:span> </text:p>
      <text:p text:style-name="Preformatted_20_Text"><text:span text:style-name="NormalTok"><text:s text:c="4"/></text:span><text:span text:style-name="ControlFlowTok">return</text:span><text:span text:style-name="NormalTok"> total </text:span><text:span text:style-name="OperatorTok">*</text:span><text:span text:style-name="NormalTok"> (porcentaje </text:span><text:span text:style-name="OperatorTok">/</text:span><text:span text:style-name="NormalTok"> </text:span><text:span text:style-name="DecValTok">100</text:span><text:span text:style-name="NormalTok">)</text:span> </text:p>
      <text:p text:style-name="Preformatted_20_Text"/>
      <text:p text:style-name="Preformatted_20_Text"><text:span text:style-name="KeywordTok">def</text:span><text:span text:style-name="NormalTok"> calcular_propina_por_persona(consumos, propina_total, total_cuenta):</text:span> </text:p>
      <text:p text:style-name="Preformatted_20_Text"><text:span text:style-name="NormalTok"><text:s text:c="4"/>propinas </text:span><text:span text:style-name="OperatorTok">=</text:span><text:span text:style-name="NormalTok"> {}</text:span> </text:p>
      <text:p text:style-name="Preformatted_20_Text"><text:span text:style-name="NormalTok"><text:s text:c="4"/></text:span><text:s/></text:p>
      <text:p text:style-name="Preformatted_20_Text"><text:span text:style-name="NormalTok"><text:s text:c="4"/></text:span><text:span text:style-name="ControlFlowTok">for</text:span><text:span text:style-name="NormalTok"> persona </text:span><text:span text:style-name="KeywordTok">in</text:span><text:span text:style-name="NormalTok"> consumos:</text:span> </text:p>
      <text:p text:style-name="Preformatted_20_Text"><text:span text:style-name="NormalTok"><text:s text:c="8"/>proporcion </text:span><text:span text:style-name="OperatorTok">=</text:span><text:span text:style-name="NormalTok"> consumos[persona] </text:span><text:span text:style-name="OperatorTok">/</text:span><text:span text:style-name="NormalTok"> total_cuenta</text:span> </text:p>
      <text:p text:style-name="Preformatted_20_Text"><text:span text:style-name="NormalTok"><text:s text:c="8"/>propinas[persona] </text:span><text:span text:style-name="OperatorTok">=</text:span><text:span text:style-name="NormalTok"> propina_total </text:span><text:span text:style-name="OperatorTok">*</text:span><text:span text:style-name="NormalTok"> proporcion</text:span> </text:p>
      <text:p text:style-name="Preformatted_20_Text"><text:span text:style-name="NormalTok"><text:s text:c="4"/></text:span><text:s/></text:p>
      <text:p text:style-name="Preformatted_20_Text"><text:span text:style-name="NormalTok"><text:s text:c="4"/></text:span><text:span text:style-name="ControlFlowTok">return</text:span><text:span text:style-name="NormalTok"> propinas</text:span> </text:p>
      <text:p text:style-name="Preformatted_20_Text"/>
      <text:p text:style-name="Preformatted_20_Text"><text:span text:style-name="KeywordTok">def</text:span><text:span text:style-name="NormalTok"> calcular_totales_finales(consumos, propinas):</text:span> </text:p>
      <text:p text:style-name="Preformatted_20_Text"><text:span text:style-name="NormalTok"><text:s text:c="4"/>totales </text:span><text:span text:style-name="OperatorTok">=</text:span><text:span text:style-name="NormalTok"> {}</text:span> </text:p>
      <text:p text:style-name="Preformatted_20_Text"><text:span text:style-name="NormalTok"><text:s text:c="4"/></text:span><text:s/></text:p>
      <text:p text:style-name="Preformatted_20_Text"><text:span text:style-name="NormalTok"><text:s text:c="4"/></text:span><text:span text:style-name="ControlFlowTok">for</text:span><text:span text:style-name="NormalTok"> persona </text:span><text:span text:style-name="KeywordTok">in</text:span><text:span text:style-name="NormalTok"> consumos:</text:span> </text:p>
      <text:p text:style-name="Preformatted_20_Text"><text:span text:style-name="NormalTok"><text:s text:c="8"/>totales[persona] </text:span><text:span text:style-name="OperatorTok">=</text:span><text:span text:style-name="NormalTok"> consumos[persona] </text:span><text:span text:style-name="OperatorTok">+</text:span><text:span text:style-name="NormalTok"> propinas[persona]</text:span> </text:p>
      <text:p text:style-name="Preformatted_20_Text"><text:span text:style-name="NormalTok"><text:s text:c="4"/></text:span><text:s/></text:p>
      <text:p text:style-name="Preformatted_20_Text"><text:span text:style-name="NormalTok"><text:s text:c="4"/></text:span><text:span text:style-name="ControlFlowTok">return</text:span><text:span text:style-name="NormalTok"> totales</text:span> </text:p>
      <text:p text:style-name="Preformatted_20_Text"/>
      <text:p text:style-name="Preformatted_20_Text"><text:span text:style-name="CommentTok"># MÓDULO 3: PRESENTACIÓN DE RESULTADOS</text:span> </text:p>
      <text:p text:style-name="Preformatted_20_Text"><text:span text:style-name="KeywordTok">def</text:span><text:span text:style-name="NormalTok"> mostrar_ticket(consumos, propinas, totales, porcentaje_propina):</text:span> </text:p>
      <text:p text:style-name="Preformatted_20_Text"><text:span text:style-name="NormalTok"><text:s text:c="4"/></text:span><text:span text:style-name="BuiltInTok">print</text:span><text:span text:style-name="NormalTok">(</text:span><text:span text:style-name="StringTok">"</text:span><text:span text:style-name="CharTok">\n</text:span><text:span text:style-name="StringTok">"</text:span><text:span text:style-name="NormalTok"> </text:span><text:span text:style-name="OperatorTok">+</text:span><text:span text:style-name="NormalTok"> </text:span><text:span text:style-name="StringTok">"="</text:span><text:span text:style-name="OperatorTok">*</text:span><text:span text:style-name="DecValTok">50</text:span><text:span text:style-name="NormalTok">)</text:span> </text:p>
      <text:p text:style-name="Preformatted_20_Text"><text:span text:style-name="NormalTok"><text:s text:c="4"/></text:span><text:span text:style-name="BuiltInTok">print</text:span><text:span text:style-name="NormalTok">(</text:span><text:span text:style-name="StringTok">" <text:s text:c="13"/>TICKET FINAL"</text:span><text:span text:style-name="NormalTok">)</text:span> </text:p>
      <text:p text:style-name="Preformatted_20_Text"><text:span text:style-name="NormalTok"><text:s text:c="4"/></text:span><text:span text:style-name="BuiltInTok">print</text:span><text:span text:style-name="NormalTok">(</text:span><text:span text:style-name="StringTok">"="</text:span><text:span text:style-name="OperatorTok">*</text:span><text:span text:style-name="DecValTok">50</text:span><text:span text:style-name="NormalTok">)</text:span> </text:p>
      <text:p text:style-name="Preformatted_20_Text"><text:span text:style-name="NormalTok"><text:s text:c="4"/></text:span><text:s/></text:p>
      <text:p text:style-name="Preformatted_20_Text"><text:span text:style-name="NormalTok"><text:s text:c="4"/></text:span><text:span text:style-name="ControlFlowTok">for</text:span><text:span text:style-name="NormalTok"> persona </text:span><text:span text:style-name="KeywordTok">in</text:span><text:span text:style-name="NormalTok"> consumos:</text:span> </text:p>
      <text:p text:style-name="Preformatted_20_Text"><text:span text:style-name="NormalTok"><text:s text:c="8"/></text:span><text:span text:style-name="BuiltInTok">print</text:span><text:span text:style-name="NormalTok">(</text:span><text:span text:style-name="SpecialStringTok">f"</text:span><text:span text:style-name="CharTok">\n</text:span><text:span text:style-name="SpecialCharTok">{</text:span><text:span text:style-name="NormalTok">persona</text:span><text:span text:style-name="SpecialCharTok">}</text:span><text:span text:style-name="SpecialStringTok">:"</text:span><text:span text:style-name="NormalTok">)</text:span> </text:p>
      <text:p text:style-name="Preformatted_20_Text"><text:span text:style-name="NormalTok"><text:s text:c="8"/></text:span><text:span text:style-name="BuiltInTok">print</text:span><text:span text:style-name="NormalTok">(</text:span><text:span text:style-name="SpecialStringTok">f" <text:s/>Consumo: <text:s text:c="7"/>$</text:span><text:span text:style-name="SpecialCharTok">{</text:span><text:span text:style-name="NormalTok">consumos[persona]</text:span><text:span text:style-name="SpecialCharTok">:.2f}</text:span><text:span text:style-name="SpecialStringTok">"</text:span><text:span text:style-name="NormalTok">)</text:span> </text:p>
      <text:p text:style-name="Preformatted_20_Text"><text:span text:style-name="NormalTok"><text:s text:c="8"/></text:span><text:span text:style-name="BuiltInTok">print</text:span><text:span text:style-name="NormalTok">(</text:span><text:span text:style-name="SpecialStringTok">f" <text:s/>Propina (</text:span><text:span text:style-name="SpecialCharTok">{</text:span><text:span text:style-name="NormalTok">porcentaje_propina</text:span><text:span text:style-name="SpecialCharTok">}</text:span><text:span text:style-name="SpecialStringTok">%): <text:s text:c="2"/>$</text:span><text:span text:style-name="SpecialCharTok">{</text:span><text:span text:style-name="NormalTok">propinas[persona]</text:span><text:span text:style-name="SpecialCharTok">:.2f}</text:span><text:span text:style-name="SpecialStringTok">"</text:span><text:span text:style-name="NormalTok">)</text:span> </text:p>
      <text:p text:style-name="Preformatted_20_Text"><text:span text:style-name="NormalTok"><text:s text:c="8"/></text:span><text:span text:style-name="BuiltInTok">print</text:span><text:span text:style-name="NormalTok">(</text:span><text:span text:style-name="SpecialStringTok">f" <text:s/>TOTAL: <text:s text:c="9"/>$</text:span><text:span text:style-name="SpecialCharTok">{</text:span><text:span text:style-name="NormalTok">totales[persona]</text:span><text:span text:style-name="SpecialCharTok">:.2f}</text:span><text:span text:style-name="SpecialStringTok">"</text:span><text:span text:style-name="NormalTok">)</text:span> </text:p>
      <text:p text:style-name="Preformatted_20_Text"><text:span text:style-name="NormalTok"><text:s text:c="8"/></text:span><text:span text:style-name="BuiltInTok">print</text:span><text:span text:style-name="NormalTok">(</text:span><text:span text:style-name="StringTok">"-"</text:span><text:span text:style-name="NormalTok"> </text:span><text:span text:style-name="OperatorTok">*</text:span><text:span text:style-name="NormalTok"> </text:span><text:span text:style-name="DecValTok">40</text:span><text:span text:style-name="NormalTok">)</text:span> </text:p>
      <text:p text:style-name="Preformatted_20_Text"><text:span text:style-name="NormalTok"><text:s text:c="4"/></text:span><text:s/></text:p>
      <text:p text:style-name="Preformatted_20_Text"><text:span text:style-name="NormalTok"><text:s text:c="4"/>total_consumo </text:span><text:span text:style-name="OperatorTok">=</text:span><text:span text:style-name="NormalTok"> </text:span><text:span text:style-name="BuiltInTok">sum</text:span><text:span text:style-name="NormalTok">(consumos.values())</text:span> </text:p>
      <text:p text:style-name="Preformatted_20_Text"><text:span text:style-name="NormalTok"><text:s text:c="4"/>total_propina </text:span><text:span text:style-name="OperatorTok">=</text:span><text:span text:style-name="NormalTok"> </text:span><text:span text:style-name="BuiltInTok">sum</text:span><text:span text:style-name="NormalTok">(propinas.values())</text:span> </text:p>
      <text:p text:style-name="Preformatted_20_Text"><text:span text:style-name="NormalTok"><text:s text:c="4"/>total_general </text:span><text:span text:style-name="OperatorTok">=</text:span><text:span text:style-name="NormalTok"> </text:span><text:span text:style-name="BuiltInTok">sum</text:span><text:span text:style-name="NormalTok">(totales.values())</text:span> </text:p>
      <text:p text:style-name="Preformatted_20_Text"><text:span text:style-name="NormalTok"><text:s text:c="4"/></text:span><text:s/></text:p>
      <text:p text:style-name="Preformatted_20_Text"><text:span text:style-name="NormalTok"><text:s text:c="4"/></text:span><text:span text:style-name="BuiltInTok">print</text:span><text:span text:style-name="NormalTok">(</text:span><text:span text:style-name="StringTok">"</text:span><text:span text:style-name="CharTok">\n</text:span><text:span text:style-name="StringTok">"</text:span><text:span text:style-name="NormalTok"> </text:span><text:span text:style-name="OperatorTok">+</text:span><text:span text:style-name="NormalTok"> </text:span><text:span text:style-name="StringTok">"="</text:span><text:span text:style-name="OperatorTok">*</text:span><text:span text:style-name="DecValTok">50</text:span><text:span text:style-name="NormalTok">)</text:span> </text:p>
      <text:p text:style-name="Preformatted_20_Text"><text:span text:style-name="NormalTok"><text:s text:c="4"/></text:span><text:span text:style-name="BuiltInTok">print</text:span><text:span text:style-name="NormalTok">(</text:span><text:span text:style-name="StringTok">"RESUMEN:"</text:span><text:span text:style-name="NormalTok">)</text:span> </text:p>
      <text:p text:style-name="Preformatted_20_Text"><text:span text:style-name="NormalTok"><text:s text:c="4"/></text:span><text:span text:style-name="BuiltInTok">print</text:span><text:span text:style-name="NormalTok">(</text:span><text:span text:style-name="SpecialStringTok">f" <text:s/>Subtotal: <text:s text:c="6"/>$</text:span><text:span text:style-name="SpecialCharTok">{</text:span><text:span text:style-name="NormalTok">total_consumo</text:span><text:span text:style-name="SpecialCharTok">:.2f}</text:span><text:span text:style-name="SpecialStringTok">"</text:span><text:span text:style-name="NormalTok">)</text:span> </text:p>
      <text:p text:style-name="Preformatted_20_Text"><text:span text:style-name="NormalTok"><text:s text:c="4"/></text:span><text:span text:style-name="BuiltInTok">print</text:span><text:span text:style-name="NormalTok">(</text:span><text:span text:style-name="SpecialStringTok">f" <text:s/>Propina: <text:s text:c="7"/>$</text:span><text:span text:style-name="SpecialCharTok">{</text:span><text:span text:style-name="NormalTok">total_propina</text:span><text:span text:style-name="SpecialCharTok">:.2f}</text:span><text:span text:style-name="SpecialStringTok">"</text:span><text:span text:style-name="NormalTok">)</text:span> </text:p>
      <text:p text:style-name="Preformatted_20_Text"><text:span text:style-name="NormalTok"><text:s text:c="4"/></text:span><text:span text:style-name="BuiltInTok">print</text:span><text:span text:style-name="NormalTok">(</text:span><text:span text:style-name="SpecialStringTok">f" <text:s/>TOTAL GENERAL: <text:s/>$</text:span><text:span text:style-name="SpecialCharTok">{</text:span><text:span text:style-name="NormalTok">total_general</text:span><text:span text:style-name="SpecialCharTok">:.2f}</text:span><text:span text:style-name="SpecialStringTok">"</text:span><text:span text:style-name="NormalTok">)</text:span> </text:p>
      <text:p text:style-name="Preformatted_20_Text"><text:span text:style-name="NormalTok"><text:s text:c="4"/></text:span><text:span text:style-name="BuiltInTok">print</text:span><text:span text:style-name="NormalTok">(</text:span><text:span text:style-name="StringTok">"="</text:span><text:span text:style-name="OperatorTok">*</text:span><text:span text:style-name="DecValTok">50</text:span><text:span text:style-name="NormalTok">)</text:span> </text:p>
      <text:p text:style-name="Preformatted_20_Text"/>
      <text:p text:style-name="Preformatted_20_Text"><text:span text:style-name="KeywordTok">def</text:span><text:span text:style-name="NormalTok"> mostrar_quien_paga(totales):</text:span> </text:p>
      <text:p text:style-name="Preformatted_20_Text"><text:span text:style-name="NormalTok"><text:s text:c="4"/></text:span><text:span text:style-name="BuiltInTok">print</text:span><text:span text:style-name="NormalTok">(</text:span><text:span text:style-name="StringTok">"</text:span><text:span text:style-name="CharTok">\n</text:span><text:span text:style-name="StringTok">¿QUIÉN PAGA CUÁNTO?"</text:span><text:span text:style-name="NormalTok">)</text:span> </text:p>
      <text:p text:style-name="Preformatted_20_Text"><text:span text:style-name="NormalTok"><text:s text:c="4"/></text:span><text:span text:style-name="BuiltInTok">print</text:span><text:span text:style-name="NormalTok">(</text:span><text:span text:style-name="StringTok">"-"</text:span><text:span text:style-name="NormalTok"> </text:span><text:span text:style-name="OperatorTok">*</text:span><text:span text:style-name="NormalTok"> </text:span><text:span text:style-name="DecValTok">40</text:span><text:span text:style-name="NormalTok">)</text:span> </text:p>
      <text:p text:style-name="Preformatted_20_Text"><text:span text:style-name="NormalTok"><text:s text:c="4"/></text:span><text:span text:style-name="ControlFlowTok">for</text:span><text:span text:style-name="NormalTok"> persona, total </text:span><text:span text:style-name="KeywordTok">in</text:span><text:span text:style-name="NormalTok"> totales.items():</text:span> </text:p>
      <text:p text:style-name="Preformatted_20_Text"><text:span text:style-name="NormalTok"><text:s text:c="8"/></text:span><text:span text:style-name="BuiltInTok">print</text:span><text:span text:style-name="NormalTok">(</text:span><text:span text:style-name="SpecialStringTok">f" <text:s/></text:span><text:span text:style-name="SpecialCharTok">{</text:span><text:span text:style-name="NormalTok">persona</text:span><text:span text:style-name="SpecialCharTok">}</text:span><text:span text:style-name="SpecialStringTok">: $</text:span><text:span text:style-name="SpecialCharTok">{</text:span><text:span text:style-name="NormalTok">total</text:span><text:span text:style-name="SpecialCharTok">:.2f}</text:span><text:span text:style-name="SpecialStringTok">"</text:span><text:span text:style-name="NormalTok">)</text:span> </text:p>
      <text:p text:style-name="Preformatted_20_Text"><text:span text:style-name="NormalTok"><text:s text:c="4"/></text:span><text:span text:style-name="BuiltInTok">print</text:span><text:span text:style-name="NormalTok">(</text:span><text:span text:style-name="StringTok">"-"</text:span><text:span text:style-name="NormalTok"> </text:span><text:span text:style-name="OperatorTok">*</text:span><text:span text:style-name="NormalTok"> </text:span><text:span text:style-name="DecValTok">40</text:span><text:span text:style-name="NormalTok">)</text:span> </text:p>
      <text:p text:style-name="Preformatted_20_Text"/>
      <text:p text:style-name="Preformatted_20_Text"><text:span text:style-name="CommentTok"># PROGRAMA PRINCIPAL</text:span> </text:p>
      <text:p text:style-name="Preformatted_20_Text"><text:soft-page-break/><text:span text:style-name="KeywordTok">def</text:span><text:span text:style-name="NormalTok"> main():</text:span> </text:p>
      <text:p text:style-name="Preformatted_20_Text"><text:span text:style-name="NormalTok"><text:s text:c="4"/></text:span><text:span text:style-name="ControlFlowTok">while</text:span><text:span text:style-name="NormalTok"> </text:span><text:span text:style-name="VariableTok">True</text:span><text:span text:style-name="NormalTok">:</text:span> </text:p>
      <text:p text:style-name="Preformatted_20_Text"><text:span text:style-name="NormalTok"><text:s text:c="8"/>mostrar_menu()</text:span> </text:p>
      <text:p text:style-name="Preformatted_20_Text"><text:span text:style-name="NormalTok"><text:s text:c="8"/>opcion </text:span><text:span text:style-name="OperatorTok">=</text:span><text:span text:style-name="NormalTok"> </text:span><text:span text:style-name="BuiltInTok">input</text:span><text:span text:style-name="NormalTok">(</text:span><text:span text:style-name="StringTok">"</text:span><text:span text:style-name="CharTok">\n</text:span><text:span text:style-name="StringTok">Opción: "</text:span><text:span text:style-name="NormalTok">)</text:span> </text:p>
      <text:p text:style-name="Preformatted_20_Text"><text:span text:style-name="NormalTok"><text:s text:c="8"/></text:span><text:s/></text:p>
      <text:p text:style-name="Preformatted_20_Text"><text:span text:style-name="NormalTok"><text:s text:c="8"/></text:span><text:span text:style-name="ControlFlowTok">if</text:span><text:span text:style-name="NormalTok"> opcion </text:span><text:span text:style-name="OperatorTok">==</text:span><text:span text:style-name="NormalTok"> </text:span><text:span text:style-name="StringTok">"1"</text:span><text:span text:style-name="NormalTok">:</text:span> </text:p>
      <text:p text:style-name="Preformatted_20_Text"><text:span text:style-name="NormalTok"><text:s text:c="12"/>consumos </text:span><text:span text:style-name="OperatorTok">=</text:span><text:span text:style-name="NormalTok"> capturar_datos()</text:span> </text:p>
      <text:p text:style-name="Preformatted_20_Text"><text:span text:style-name="NormalTok"><text:s text:c="12"/>total_cuenta </text:span><text:span text:style-name="OperatorTok">=</text:span><text:span text:style-name="NormalTok"> calcular_total(consumos)</text:span> </text:p>
      <text:p text:style-name="Preformatted_20_Text"><text:span text:style-name="NormalTok"><text:s text:c="12"/></text:span><text:span text:style-name="BuiltInTok">print</text:span><text:span text:style-name="NormalTok">(</text:span><text:span text:style-name="SpecialStringTok">f"</text:span><text:span text:style-name="CharTok">\n</text:span><text:span text:style-name="SpecialStringTok">Subtotal: $</text:span><text:span text:style-name="SpecialCharTok">{</text:span><text:span text:style-name="NormalTok">total_cuenta</text:span><text:span text:style-name="SpecialCharTok">:.2f}</text:span><text:span text:style-name="SpecialStringTok">"</text:span><text:span text:style-name="NormalTok">)</text:span> </text:p>
      <text:p text:style-name="Preformatted_20_Text"><text:span text:style-name="NormalTok"><text:s text:c="12"/></text:span><text:s/></text:p>
      <text:p text:style-name="Preformatted_20_Text"><text:span text:style-name="NormalTok"><text:s text:c="12"/>porcentaje </text:span><text:span text:style-name="OperatorTok">=</text:span><text:span text:style-name="NormalTok"> </text:span><text:span text:style-name="BuiltInTok">float</text:span><text:span text:style-name="NormalTok">(</text:span><text:span text:style-name="BuiltInTok">input</text:span><text:span text:style-name="NormalTok">(</text:span><text:span text:style-name="StringTok">"</text:span><text:span text:style-name="SpecialCharTok">% d</text:span><text:span text:style-name="StringTok">e propina (ej: 10, 15): "</text:span><text:span text:style-name="NormalTok">))</text:span> </text:p>
      <text:p text:style-name="Preformatted_20_Text"><text:span text:style-name="NormalTok"><text:s text:c="12"/>propina_total </text:span><text:span text:style-name="OperatorTok">=</text:span><text:span text:style-name="NormalTok"> calcular_propina(total_cuenta, porcentaje)</text:span> </text:p>
      <text:p text:style-name="Preformatted_20_Text"><text:span text:style-name="NormalTok"><text:s text:c="12"/>propinas </text:span><text:span text:style-name="OperatorTok">=</text:span><text:span text:style-name="NormalTok"> calcular_propina_por_persona(consumos, propina_total, total_cuenta)</text:span> </text:p>
      <text:p text:style-name="Preformatted_20_Text"><text:span text:style-name="NormalTok"><text:s text:c="12"/>totales </text:span><text:span text:style-name="OperatorTok">=</text:span><text:span text:style-name="NormalTok"> calcular_totales_finales(consumos, propinas)</text:span> </text:p>
      <text:p text:style-name="Preformatted_20_Text"><text:span text:style-name="NormalTok"><text:s text:c="12"/></text:span><text:s/></text:p>
      <text:p text:style-name="Preformatted_20_Text"><text:span text:style-name="NormalTok"><text:s text:c="12"/>mostrar_ticket(consumos, propinas, totales, porcentaje)</text:span> </text:p>
      <text:p text:style-name="Preformatted_20_Text"><text:span text:style-name="NormalTok"><text:s text:c="12"/>mostrar_quien_paga(totales)</text:span> </text:p>
      <text:p text:style-name="Preformatted_20_Text"><text:span text:style-name="NormalTok"><text:s text:c="12"/></text:span><text:s/></text:p>
      <text:p text:style-name="Preformatted_20_Text"><text:span text:style-name="NormalTok"><text:s text:c="8"/></text:span><text:span text:style-name="ControlFlowTok">elif</text:span><text:span text:style-name="NormalTok"> opcion </text:span><text:span text:style-name="OperatorTok">==</text:span><text:span text:style-name="NormalTok"> </text:span><text:span text:style-name="StringTok">"2"</text:span><text:span text:style-name="NormalTok">:</text:span> </text:p>
      <text:p text:style-name="Preformatted_20_Text"><text:span text:style-name="NormalTok"><text:s text:c="12"/></text:span><text:span text:style-name="BuiltInTok">print</text:span><text:span text:style-name="NormalTok">(</text:span><text:span text:style-name="StringTok">"</text:span><text:span text:style-name="CharTok">\n</text:span><text:span text:style-name="StringTok">¡Adiós!"</text:span><text:span text:style-name="NormalTok">)</text:span> </text:p>
      <text:p text:style-name="Preformatted_20_Text"><text:span text:style-name="NormalTok"><text:s text:c="12"/></text:span><text:span text:style-name="ControlFlowTok">break</text:span> </text:p>
      <text:p text:style-name="Preformatted_20_Text"><text:span text:style-name="NormalTok"><text:s text:c="8"/></text:span><text:span text:style-name="ControlFlowTok">else</text:span><text:span text:style-name="NormalTok">:</text:span> </text:p>
      <text:p text:style-name="Preformatted_20_Text"><text:span text:style-name="NormalTok"><text:s text:c="12"/></text:span><text:span text:style-name="BuiltInTok">print</text:span><text:span text:style-name="NormalTok">(</text:span><text:span text:style-name="StringTok">"</text:span><text:span text:style-name="CharTok">\n</text:span><text:span text:style-name="StringTok">Opción inválida"</text:span><text:span text:style-name="NormalTok">)</text:span> </text:p>
      <text:p text:style-name="Preformatted_20_Text"/>
      <text:p text:style-name="Preformatted_20_Text"><text:span text:style-name="ControlFlowTok">if</text:span><text:span text:style-name="NormalTok"> </text:span><text:span text:style-name="VariableTok">__name__</text:span><text:span text:style-name="NormalTok"> </text:span><text:span text:style-name="OperatorTok">==</text:span><text:span text:style-name="NormalTok"> </text:span><text:span text:style-name="StringTok">"__main__"</text:span><text:span text:style-name="NormalTok">:</text:span> </text:p>
      <text:p text:style-name="Preformatted_20_Text"><text:span text:style-name="NormalTok"><text:s text:c="4"/>main()</text:span> </text:p>
      <text:h text:style-name="P13" text:outline-level="2"/>
      <text:h text:style-name="P11" text:outline-level="1"><text:bookmark-start text:name="anexo-n-3-manual-de-usuario"/><text:bookmark-start text:name="__RefHeading___Toc1936_1769103403"/>ANEXO N° 3: MANUAL DE USUARIO<text:bookmark-end text:name="anexo-n-3-manual-de-usuario"/><text:bookmark-end text:name="__RefHeading___Toc1936_1769103403"/></text:h>
      <text:h text:style-name="encabezado_20_2_20_sin_20_numero" text:outline-level="2"><text:bookmark-start text:name="__RefHeading___Toc1938_1769103403"/>REQUISITOS DEL SISTEMA<text:bookmark-end text:name="__RefHeading___Toc1938_1769103403"/></text:h>
      <text:p text:style-name="P14">Python 3.8 o superior instalado - Terminal o consola de comandos - Sistema operativo: Windows, macOS o Linux</text:p>
      <text:h text:style-name="encabezado_20_2_20_sin_20_numero" text:outline-level="2"><text:bookmark-start text:name="__RefHeading___Toc1940_1769103403"/>INSTALACIÓN<text:bookmark-end text:name="__RefHeading___Toc1940_1769103403"/></text:h>
      <text:p text:style-name="P15">Guardar el código en un archivo llamado dividir_cuentas.py - No requiere instalación de librerías adicionales</text:p>
      <text:h text:style-name="encabezado_20_2_20_sin_20_numero" text:outline-level="2"><text:bookmark-start text:name="__RefHeading___Toc1942_1769103403"/>EJECUCIÓN DEL PROGRAMA<text:bookmark-end text:name="__RefHeading___Toc1942_1769103403"/></text:h>
      <text:p text:style-name="P15">Abrir terminal o consola - Navegar a la carpeta donde se guardó el archivo - Ejecutar: python dividir_cuentas.py</text:p>
      <text:h text:style-name="encabezado_20_2_20_sin_20_numero" text:outline-level="2"><text:bookmark-start text:name="__RefHeading___Toc1944_1769103403"/>USO DEL SISTEMA<text:bookmark-end text:name="__RefHeading___Toc1944_1769103403"/></text:h>
      <text:p text:style-name="Text_20_body"><text:span text:style-name="T3">Paso 1:</text:span> Seleccionar opción 1 del menú principal</text:p>
      <text:p text:style-name="Text_20_body"><text:span text:style-name="T3">Paso 2:</text:span> Ingresar el número de personas que compartirán la cuenta</text:p>
      <text:p text:style-name="Text_20_body"><text:span text:style-name="T3">Paso 3:</text:span> Ingresar el nombre de cada persona</text:p>
      <text:p text:style-name="Text_20_body"><text:span text:style-name="T3">Paso 4:</text:span> Para cada persona, ingresar los ítems consumidos y sus precios. Escribir “fin” cuando termine con cada persona</text:p>
      <text:p text:style-name="Text_20_body"><text:span text:style-name="T3">Paso 5:</text:span> Ingresar el porcentaje de propina deseado</text:p>
      <text:p text:style-name="Text_20_body"><text:span text:style-name="T3">Paso 6:</text:span> Revisar el ticket detallado con el desglose por persona</text:p>
      <text:p text:style-name="Text_20_body"><text:span text:style-name="T3">Paso 7:</text:span> Consultar el resumen de quién paga cuánto</text:p>
      <text:h text:style-name="encabezado_20_2_20_sin_20_numero" text:outline-level="2"><text:bookmark-start text:name="__RefHeading___Toc1946_1769103403"/><text:soft-page-break/>EJEMPLO DE USO<text:bookmark-end text:name="__RefHeading___Toc1946_1769103403"/></text:h>
      <text:p text:style-name="P15">Entrada:</text:p>
      <text:p text:style-name="P15">- 3 personas: Ana, Carlos, María</text:p>
      <text:p text:style-name="P15">- Ana: Pizza <text:span text:style-name="T5">Bs</text:span>150, Refresco <text:span text:style-name="T5">Bs</text:span>30</text:p>
      <text:p text:style-name="P15">- Carlos: Hamburguesa <text:span text:style-name="T5">Bs</text:span>120, Papas <text:span text:style-name="T5">Bs</text:span>40</text:p>
      <text:p text:style-name="P15">- María: Ensalada <text:span text:style-name="T5">Bs</text:span>100</text:p>
      <text:p text:style-name="P15">- Propina: 15%</text:p>
      <text:p text:style-name="P15">Salida:</text:p>
      <text:p text:style-name="P15">- Ana paga: <text:span text:style-name="T5">Bs</text:span>207.00</text:p>
      <text:p text:style-name="P15">- Carlos paga: <text:span text:style-name="T5">Bs</text:span>184.00</text:p>
      <text:p text:style-name="P15">- María paga: <text:span text:style-name="T5">Bs</text:span>115.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adornments="Bold" style:font-family-generic="swiss"/>
    <style:font-face style:name="Arial2" svg:font-family="Arial" style:font-adornments="Regular" style:font-family-generic="swis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598in" fo:margin-bottom="0.0598in" style:contextual-spacing="false" fo:line-height="150%" style:page-number="auto"/>
      <style:text-properties style:font-name="Arial2" fo:font-family="Arial" style:font-style-name="Regular" style:font-family-generic="swiss"/>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text-properties style:font-name="Arial1" fo:font-family="Arial" style:font-style-name="Bold" style:font-family-generic="swiss" fo:font-style="normal" fo:font-weight="bold"/>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master-page-name="">
      <style:paragraph-properties fo:text-align="center" style:justify-single-word="false" style:page-number="auto" fo:keep-with-next="always" text:number-lines="false" text:line-number="0"/>
      <style:text-properties style:font-name="Arial1" fo:font-family="Arial" style:font-style-name="Bold" style:font-family-generic="swiss" fo:font-size="16pt" fo:font-weight="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paragraph-properties fo:margin-left="0in" fo:margin-top="0.9799in" fo:margin-bottom="0.0799in" style:contextual-spacing="false" fo:text-align="center"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fo:padding="0.0201in" fo:border="0.06pt solid #000000"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1.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line-height="150%" fo:text-align="justify" style:justify-single-word="false"/>
    </style:style>
    <style:style style:name="Text_20_body_20_indent" style:display-name="Text body indent" style:family="paragraph" style:parent-style-name="Text_20_body" style:class="text">
      <style:paragraph-properties fo:margin-left="0.1965in"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ituloProyecto" style:family="paragraph" style:parent-style-name="Heading_20_1" style:default-outline-level="" style:list-style-name="">
      <style:paragraph-properties fo:margin-top="0.9799in" fo:margin-bottom="0.0799in" style:contextual-spacing="false"/>
    </style:style>
    <style:style style:name="Anexos" style:family="paragraph" style:parent-style-name="Heading_20_1" style:default-outline-level="" style:list-style-name=""/>
    <style:style style:name="encabezado_20_2_20_sin_20_numero" style:display-name="encabezado 2 sin numero" style:family="paragraph" style:parent-style-name="Heading_20_2" style:default-outline-level="" style:list-style-nam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line-height="150%" fo:text-indent="0in" style:auto-text-indent="false" style:page-number="auto">
        <style:tab-stops>
          <style:tab-stop style:position="6.5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master-page-name="">
      <style:paragraph-properties fo:margin-left="0.1965in" fo:line-height="150%" fo:text-indent="0in" style:auto-text-indent="false" style:page-number="auto">
        <style:tab-stops>
          <style:tab-stop style:position="6.3035in" style:type="right" style:leader-style="dotted" style:leader-text="."/>
        </style:tab-stops>
      </style:paragraph-properties>
      <style:text-properties style:font-name="Arial2" fo:font-family="Arial" style:font-style-name="Regular" style:font-family-generic="swiss"/>
    </style:style>
    <style:style style:name="Contents_20_3" style:display-name="Contents 3" style:family="paragraph" style:parent-style-name="Index" style:class="index">
      <style:paragraph-properties fo:margin-left="0.3937in" fo:line-height="150%" fo:text-indent="0in" style:auto-text-indent="false">
        <style:tab-stops>
          <style:tab-stop style:position="6.1063in" style:type="right" style:leader-style="dotted" style:leader-text="."/>
        </style:tab-stops>
      </style:paragraph-properties>
      <style:text-properties style:font-name="Arial2" fo:font-family="Arial" style:font-style-name="Regular" style:font-family-generic="swiss"/>
    </style:style>
    <style:style style:name="Table_20_index_20_heading" style:display-name="Table index heading" style:family="paragraph" style:parent-style-name="Index_20_Heading" style:class="index">
      <style:paragraph-properties fo:margin-lef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Labels" style:family="graphic" style:auto-update="true">
      <style:graphic-properties text:anchor-type="as-char" svg:y="0in" fo:margin-left="0.0791in" fo:margin-right="0.0791in" style:protect="size position" style:vertical-pos="top" style:vertical-rel="baseline" draw:fill="none"/>
    </style:style>
    <text:outline-style style:name="Outline">
      <text:outline-level-style text:level="1" loext:num-list-format="%1%" style:num-format="1">
        <style:list-level-properties text:min-label-distance="0.15in"/>
      </text:outline-level-style>
      <text:outline-level-style text:level="2" loext:num-list-format="%1%.%2%" style:num-format="1" text:display-levels="2">
        <style:list-level-properties text:min-label-distance="0.15in"/>
      </text:outline-level-style>
      <text:outline-level-style text:level="3" loext:num-list-format="%1%.%2%.%3%" style:num-format="1" text:display-levels="3">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ca80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title/>
    <dc:description/>
    <dc:subject/>
    <meta:keyword/>
    <meta:initial-creator/>
    <meta:creation-date>2025-11-10T14:14:03Z</meta:creation-date>
    <dc:date>2025-11-26T15:39:53.923215055</dc:date>
    <meta:editing-duration>PT1H48M2S</meta:editing-duration>
    <meta:editing-cycles>6</meta:editing-cycles>
    <meta:document-statistic meta:table-count="1" meta:image-count="0" meta:object-count="0" meta:page-count="25" meta:paragraph-count="301" meta:word-count="2821" meta:character-count="20723" meta:non-whitespace-character-count="17403"/>
  </office:meta>
</office:document-meta>
</file>